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color="#0000ff"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language="en" fo:country="none"/>
    </style:style>
    <style:style style:name="P7" style:family="paragraph" style:parent-style-name="Standard">
      <style:text-properties fo:language="en" fo:country="none" style:text-underline-style="solid" style:text-underline-width="auto" style:text-underline-color="font-color"/>
    </style:style>
    <style:style style:name="P8" style:family="paragraph" style:parent-style-name="Standard">
      <style:text-properties fo:language="en" fo:country="none" style:text-underline-style="none"/>
    </style:style>
    <style:style style:name="P9" style:family="paragraph" style:parent-style-name="Standard">
      <style:text-properties style:font-name="Times New Roman1" style:text-underline-style="none" style:font-name-asian="Times New Roman1" style:font-name-complex="Times New Roman1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color="#000000" style:text-underline-style="solid" style:text-underline-width="auto" style:text-underline-color="font-color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color="#000000" style:text-underline-style="none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text-underline-style="none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Standard">
      <style:text-properties style:text-underline-style="none" fo:background-color="#ffff00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1">
      <style:paragraph-properties fo:margin-top="0cm" fo:margin-bottom="0cm"/>
    </style:style>
    <style:style style:name="P20" style:family="paragraph" style:parent-style-name="Text_20_body" style:list-style-name="L2">
      <style:paragraph-properties fo:margin-top="0cm" fo:margin-bottom="0cm"/>
    </style:style>
    <style:style style:name="P21" style:family="paragraph" style:parent-style-name="Text_20_body"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#ffff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ff" style:text-underline-style="none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style:text-underline-style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style:text-position="super 58%" fo:language="en" fo:country="none" style:text-underline-style="none"/>
    </style:style>
    <style:style style:name="T9" style:family="text">
      <style:text-properties style:text-position="super 58%" style:text-underline-style="none"/>
    </style:style>
    <style:style style:name="T10" style:family="text">
      <style:text-properties fo:background-color="#ffff0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1" style:text-underline-style="none" style:font-name-asian="Times New Roman1" style:font-name-complex="Times New Roman1"/>
    </style:style>
    <style:style style:name="T1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super 58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101 – week 1</text:p>
      <text:p text:style-name="Standard"/>
      <text:p text:style-name="P3">WEB CRAWLER</text:p>
      <text:p text:style-name="Standard">-building a rich corpus for the search engine – by using a web crawler, a program that collects content from the web</text:p>
      <text:p text:style-name="Standard"><text:tab/>&gt; links – pointers to other pages, which have links of their own – this is the most useful <text:tab/><text:tab/><text:tab/>content; the crawler follows the links, ultimately creating a collection of pages</text:p>
      <text:p text:style-name="Standard"><text:tab/>&gt; in building a web crawler, we want to find a way to start from one seed page, and then <text:tab/><text:tab/>iterate the process of extracting and following links</text:p>
      <text:p text:style-name="Standard"><text:tab/>&gt; first unit = extract a link; find the URL so that we can request the next page</text:p>
      <text:p text:style-name="Standard"><text:tab/>&gt; second unit = keep at this task – find additional links on the seed page</text:p>
      <text:p text:style-name="Standard"><text:tab/>&gt; third unit = leave the seed page to collect more pages</text:p>
      <text:p text:style-name="Standard">-by the end of unit three, web crawler will be built and we'll have a way of building the corpus for the search engine</text:p>
      <text:p text:style-name="Standard"><text:tab/>&gt; next three units address how to actually respond to queries</text:p>
      <text:p text:style-name="Standard"><text:tab/><text:tab/>&gt;&gt; unit four = how to give a good response; if you search or a keyword, you want a <text:tab/><text:tab/><text:tab/>response that's a list of the pages where that keyword appears</text:p>
      <text:p text:style-name="Standard"><text:tab/><text:tab/>&gt;&gt; unit five = a way to give a good response that scales for a very large corpus</text:p>
      <text:p text:style-name="Standard"><text:tab/><text:tab/>&gt;&gt; unit six = not just finding a list, but finding the best item on the list as a response <text:tab/><text:tab/><text:tab/>to the query; how to rank the pages where the keyword appears</text:p>
      <text:p text:style-name="Standard">-the goal here is to learn about CS and programming – building a search engine is just a tool for that</text:p>
      <text:p text:style-name="Standard"/>
      <text:p text:style-name="P3">PROGRAMMING</text:p>
      <text:p text:style-name="Standard">- core of CS</text:p>
      <text:p text:style-name="Standard">- change machine behavior dramatically w/o physically altering the machine; the program is what <text:tab/>tells the computer, a universal machine, what to do – anything you can write a program for, <text:tab/>you can make the computer do</text:p>
      <text:p text:style-name="Standard">-on its own, the computer has no behavior – it doesn't know how to do anything; the program is a <text:tab/>precise series of steps that tells it how to behave</text:p>
      <text:p text:style-name="Standard"><text:tab/>&gt; the computer has a few simple instructions that it can execute – the program puts those <text:tab/><text:tab/>instructions together in a way that makes the computer do what we want it to, any <text:tab/><text:tab/>computation we want it to do</text:p>
      <text:p text:style-name="Standard"><text:tab/>&gt; the computer's main advantage is that it is very fast – it can execute many, many steps in <text:tab/><text:tab/>very little time</text:p>
      <text:p text:style-name="Standard">-the language used here = Python</text:p>
      <text:p text:style-name="Standard"><text:tab/>&gt; high-level language to write programs in</text:p>
      <text:p text:style-name="Standard"><text:tab/>&gt; instead of the program running directly on the computer, the program we write will be an <text:tab/><text:tab/>input to the Python program, which runs on the computer</text:p>
      <text:p text:style-name="Standard"><text:tab/>&gt; Python is an interpreter – it runs our programs, it interprets them, executes the program <text:tab/><text:tab/>that we wrote in the Python language by running a program in a language that <text:s/>the <text:tab/><text:tab/>computer can understand directly:</text:p>
      <text:p text:style-name="Standard"><text:tab/><text:tab/>COMPUTER ← Program (Python interpreter) ← our programs in Python language</text:p>
      <text:p text:style-name="Standard">-a programming language is all of the following: </text:p>
      <text:p text:style-name="Standard"><text:tab/>&gt;designed to be executed by computers</text:p>
      <text:p text:style-name="Standard"><text:tab/>&gt;designed for describing programs – the main thing we want to express w/a programming <text:tab/><text:tab/>language</text:p>
      <text:p text:style-name="Standard"><text:tab/>&gt;designed to be written by people &amp; executed by computers</text:p>
      <text:p text:style-name="Standard"><text:tab/>&gt;designed to be read by people &amp; written by computers – many programs are written by <text:tab/><text:tab/>other programs, a la the Python interpreter </text:p>
      <text:p text:style-name="Standard"><text:tab/>&gt;designed to be read &amp; written by people &amp; executed by computers</text:p>
      <text:p text:style-name="Standard">-one of the challenges of creating a good programming language is that making it easy for people to <text:tab/>read &amp; write has the effect of making it harder for computers to execute</text:p>
      <text:p text:style-name="Standard"><text:soft-page-break/><text:tab/>&gt; the Python interpreter does well on all three counts – it doesn't execute as quickly as some <text:tab/><text:tab/>languages that are more focused on executability, but for a first programming <text:tab/><text:tab/><text:tab/>language, accessibility is important </text:p>
      <text:p text:style-name="Standard">-natural languages have issues that make programming languages preferable</text:p>
      <text:p text:style-name="Standard"><text:tab/>&gt;ambiguity – program languages bring the programmer &amp; the computer together, making <text:tab/><text:tab/>sure that both are interpreting the program the same way</text:p>
      <text:p text:style-name="Standard"><text:tab/>&gt;verbosity – program requires precision; if a natural language were used, a great deal of text <text:tab/><text:tab/>would be needed to achieve the desired precision</text:p>
      <text:p text:style-name="Standard"/>
      <text:p text:style-name="P3">GRAMMAR</text:p>
      <text:p text:style-name="P5">-Python interpreter only knows how to evaluate code that's part of the Python language – non-<text:tab/>Python code = syntax error</text:p>
      <text:p text:style-name="P5">-like English, Python has a grammar that defines what strings are in the language</text:p>
      <text:p text:style-name="P5"><text:tab/>&gt; English: sentence → subject verb object; subject could be a noun (e.g. I), object could also <text:tab/><text:tab/>be a noun (e.g., Python), verb → like; English rules allows us to form sentences from <text:tab/><text:tab/>the parts of speech that we know</text:p>
      <text:p text:style-name="P5"/>
      <text:p text:style-name="P3">BACKUS NAUR FORM</text:p>
      <text:p text:style-name="P4"><text:span text:style-name="T1">sentence </text:span><text:span text:style-name="T3">→ </text:span><text:span text:style-name="T1">subject verb object</text:span></text:p>
      <text:p text:style-name="P3"><text:span text:style-name="T4">subject</text:span><text:span text:style-name="T1"> → </text:span><text:span text:style-name="T4">noun</text:span></text:p>
      <text:p text:style-name="P3"><text:span text:style-name="T4">object</text:span><text:span text:style-name="T1"> → </text:span><text:span text:style-name="T4">noun</text:span></text:p>
      <text:p text:style-name="P3"><text:span text:style-name="T4">verb </text:span><text:span text:style-name="T1">→ eat</text:span></text:p>
      <text:p text:style-name="P3"><text:span text:style-name="T4">verb</text:span><text:span text:style-name="T1"> → like</text:span></text:p>
      <text:p text:style-name="P3"><text:span text:style-name="T4">noun</text:span><text:span text:style-name="T1"> → I</text:span></text:p>
      <text:p text:style-name="P3"><text:span text:style-name="T4">noun</text:span><text:span text:style-name="T1"> → Python</text:span></text:p>
      <text:p text:style-name="P3"><text:span text:style-name="T4">noun </text:span><text:span text:style-name="T1">→ cookies</text:span></text:p>
      <text:p text:style-name="P5"/>
      <text:p text:style-name="P5">-purpose of Backus Naur form is to describe the language completely in a way that is simple &amp; <text:tab/>precise </text:p>
      <text:p text:style-name="P5">-each rule has the form &lt;non-terminal&gt; → replacement </text:p>
      <text:p text:style-name="P11"><text:span text:style-name="T1"><text:tab/></text:span><text:span text:style-name="T3">&gt; non-terminal = something that we're not finished with; in the grammar above, all terms in <text:tab/><text:tab/>blue are non-terminals; brackets are sometimes used to enclose non-terminals</text:span></text:p>
      <text:p text:style-name="P14"><text:tab/>&gt; replacement can be anything – </text:p>
      <text:p text:style-name="P11"><text:span text:style-name="T1"><text:tab/><text:tab/>&gt;&gt; a sequence of non-terminals: </text:span><text:span text:style-name="T4">sentence </text:span><text:span text:style-name="T3">→ </text:span><text:span text:style-name="T4">subject verb object</text:span></text:p>
      <text:p text:style-name="P11"><text:span text:style-name="T1"><text:tab/><text:tab/>&gt;&gt; a single non-terminal: </text:span><text:span text:style-name="T4">subject</text:span><text:span text:style-name="T1"> → </text:span><text:span text:style-name="T4">noun</text:span></text:p>
      <text:p text:style-name="P11"><text:span text:style-name="T1"><text:tab/><text:tab/>&gt;&gt; or a terminal: </text:span><text:span text:style-name="T4">noun</text:span><text:span text:style-name="T1"> → Python</text:span></text:p>
      <text:p text:style-name="P14"><text:tab/>&gt; terminals never appear on the left side of a rule; once you reach a terminal, you're done, <text:tab/><text:tab/>there's nothing else you can replace it with</text:p>
      <text:p text:style-name="P14">-to form a sentence, start with some non-terminal (usually the one written at the top left – here <text:tab/>“sentence”), and by following the rules proceed replacing each non-terminal with its <text:tab/><text:tab/>replacement until you're left with only terminals</text:p>
      <text:p text:style-name="P11"><text:span text:style-name="T1"><text:tab/>&gt; </text:span><text:span text:style-name="T4">sentence</text:span><text:span text:style-name="T1"> replace with </text:span><text:span text:style-name="T4">subject verb object </text:span><text:span text:style-name="T3">– only one rule with “sentence” on the left</text:span></text:p>
      <text:p text:style-name="P11"><text:span text:style-name="T3"><text:tab/>&gt; now there are more options – one choice is </text:span><text:span text:style-name="T4">subject</text:span><text:span text:style-name="T3"> → </text:span><text:span text:style-name="T4">noun, </text:span><text:span text:style-name="T3">which yields </text:span><text:span text:style-name="T4">noun verb object</text:span></text:p>
      <text:p text:style-name="P11"><text:span text:style-name="T3"><text:tab/>&gt;</text:span><text:span text:style-name="T4">noun verb object</text:span><text:span text:style-name="T3"> yields I </text:span><text:span text:style-name="T4">verb object</text:span><text:span text:style-name="T3">; “I” is a terminal, so we're done with the first term</text:span></text:p>
      <text:p text:style-name="P11"><text:span text:style-name="T3"><text:tab/>&gt;I </text:span><text:span text:style-name="T4">verb object</text:span><text:span text:style-name="T3"> yields I like</text:span><text:span text:style-name="T4"> object</text:span><text:span text:style-name="T3">; second term is now a terminal as well</text:span></text:p>
      <text:p text:style-name="P11"><text:span text:style-name="T3"><text:tab/>&gt;I like </text:span><text:span text:style-name="T4">object</text:span><text:span text:style-name="T3"> yields I like </text:span><text:span text:style-name="T4">noun</text:span><text:span text:style-name="T3">, which in turn yields I like Python; all terms are now <text:tab/><text:tab/><text:tab/>terminals</text:span></text:p>
      <text:p text:style-name="P13"><text:tab/>&gt;numerous other sentences could have been derived from the same starting non-terminal, <text:tab/><text:tab/>just by picking different rules to follow (e.g., I like cookies, Python eat cookies, <text:tab/><text:tab/><text:tab/>Python like I, etc.)</text:p>
      <text:p text:style-name="P13"><text:tab/>&gt;the process of replacement outlined above is called a derivation </text:p>
      <text:p text:style-name="P13"/>
      <text:p text:style-name="P13"><text:soft-page-break/>expression → expression operator expression</text:p>
      <text:p text:style-name="P13">expression → number </text:p>
      <text:p text:style-name="P13">operator → +</text:p>
      <text:p text:style-name="P13">operator → *</text:p>
      <text:p text:style-name="P13">number → 0, 1 …</text:p>
      <text:p text:style-name="P13">expression → (expression)</text:p>
      <text:p text:style-name="P13"/>
      <text:p text:style-name="P13">-recursive grammar rules like these are very powerful – only a few rules are required to describe the <text:tab/>whole language</text:p>
      <text:p text:style-name="P13"/>
      <text:p text:style-name="P12">VARIABLES</text:p>
      <text:p text:style-name="P13">-used to create names</text:p>
      <text:p text:style-name="P12"><text:span text:style-name="T1">-introduced using an assignment statement </text:span><text:span text:style-name="T4">Name</text:span><text:span text:style-name="T1"> = </text:span><text:span text:style-name="T4">Expression</text:span><text:span text:style-name="T1">; name refers to the value that the <text:tab/>expression has</text:span></text:p>
      <text:p text:style-name="P13"><text:tab/>&gt; name can be any sequence of letter and numbers (and underscores) as long as it starts with <text:tab/><text:tab/>a letter or an underscore – e.g., speed_of_light=299792458</text:p>
      <text:p text:style-name="P13"><text:tab/>&gt; once named, I can use this in Python expressions; e.g., print speed_of_light – when I run <text:tab/><text:tab/>this, result is 299792458; the name can also be used in other expressions, with <text:tab/><text:tab/><text:tab/>operators, etc. </text:p>
      <text:p text:style-name="P13"><text:tab/>&gt;billionth=1.0/1000000000</text:p>
      <text:p text:style-name="P13"><text:tab/>&gt;nanostick=speed_of_light * billionth (gives length of nanostick in meters); if centimeters <text:tab/><text:tab/>is desired, nanostick=speed_of_light * billionth * 100 </text:p>
      <text:p text:style-name="P13"><text:tab/>&gt;print nanonstick yields 29.9792458</text:p>
      <text:p text:style-name="P13">-variables are very useful – make programs easier to write &amp; understand; can also use the same <text:tab/>expression w/diff variable values to compute different things</text:p>
      <text:p text:style-name="P13">-given the variables defined here, write Python code that prints out the distance, in meters, that <text:tab/>light travels in one processor cycle. </text:p>
      <text:p text:style-name="P13"><text:tab/>speed_of_light = 299792458.0</text:p>
      <text:p text:style-name="P13"><text:tab/>cycles_per_second = 2700000000.0</text:p>
      <text:p text:style-name="P13"><text:tab/>print speed_of_light/cycles_per_second</text:p>
      <text:p text:style-name="P10"><text:span text:style-name="T3"><text:tab/></text:span><text:span text:style-name="T1">0.111034243704 </text:span></text:p>
      <text:p text:style-name="P13"/>
      <text:p text:style-name="P13"><text:tab/>alternatively, define another variable</text:p>
      <text:p text:style-name="P13"><text:tab/>cycle_distance=speed_of_light/cycles_per_second</text:p>
      <text:p text:style-name="P13"><text:s/><text:tab/>print cycle_distance</text:p>
      <text:p text:style-name="P13"><text:tab/>0.111034243704 </text:p>
      <text:p text:style-name="P11"><text:span text:style-name="T3"><text:tab/>print cycle_distance * 100 </text:span><text:span text:style-name="T3"><office:annotation><dc:creator>Unknown Author</dc:creator><dc:date>2012-06-07T12:48:47.69</dc:date><text:p text:style-name="P22"><text:span text:style-name="T13">Result in cm</text:span></text:p></office:annotation></text:span></text:p>
      <text:p text:style-name="P13"><text:tab/>11.1034243704</text:p>
      <text:p text:style-name="P13">-once we define a variable, we can change the value – when we use the name again, it then refers to <text:tab/>the new value</text:p>
      <text:p text:style-name="P13"><text:tab/>&gt;the same expression can thus have different meanings in different instances of evaluation</text:p>
      <text:p text:style-name="P13"><text:tab/>&gt;e.g., in cycle_distance above, the value depends on cycles_per_second, which will vary <text:tab/><text:tab/>depending on processor speed</text:p>
      <text:p text:style-name="P13"><text:tab/>&gt; days = 7 * 7 – introduces the name “days” and it refers to a value, 7*7, or 49</text:p>
      <text:p text:style-name="P13"><text:tab/> <text:s text:c="2"/>days = 48</text:p>
      <text:p text:style-name="P13"><text:tab/> <text:s text:c="2"/>after the reassignment, the name “days” refers to 48 – 49 still exists, but it's no longer <text:tab/><text:tab/><text:tab/>associated with “days”</text:p>
      <text:p text:style-name="P13">-can use variables in their own assignment statements</text:p>
      <text:p text:style-name="P13"><text:tab/>&gt; days = days – 1 : evaluate the right side first, compute 48-1, so days = 47</text:p>
      <text:p text:style-name="P13"><text:tab/>&gt; if we reassign days = days – 1 again, days now = 46</text:p>
      <text:p text:style-name="P11"><text:span text:style-name="T3"><text:tab/>&gt; NB = is not an equals sign here – in Python &amp; most other programming languages, it <text:tab/><text:tab/><text:tab/>means “assignment” – think of it as &lt;==, saying put whatever value the right side </text:span><text:soft-page-break/><text:span text:style-name="T3"><text:tab/><text:tab/>evaluates to into the name on the left side<text:tab/></text:span></text:p>
      <text:p text:style-name="P13"><text:tab/>&gt;what is the value of “hours” after running this code? </text:p>
      <text:p text:style-name="P13"><text:tab/><text:tab/>hours = 9</text:p>
      <text:p text:style-name="P13"><text:tab/><text:tab/>hours = hours +1 – here, hours now = 10</text:p>
      <text:p text:style-name="P13"><text:tab/><text:tab/>hours = hours * 2 – here, hours now = 20</text:p>
      <text:p text:style-name="P13"><text:tab/><text:tab/>&gt;&gt; so, after running the code, hours = 20</text:p>
      <text:p text:style-name="P13"><text:tab/>&gt;what is the value of “seconds” after running this code?</text:p>
      <text:p text:style-name="P13"><text:tab/><text:tab/>minutes = seconds +1</text:p>
      <text:p text:style-name="P13"><text:tab/><text:tab/>seconds = minutes * 60</text:p>
      <text:p text:style-name="P13"><text:tab/><text:tab/>&gt;&gt; error – minutes is not defined with a value; first assignment has minutes on the <text:tab/><text:tab/><text:tab/>right, but it has not been previously defined; it's an undefined variable w/o a <text:tab/><text:tab/><text:tab/>meaningful value &amp; the Python interpreter will give an error</text:p>
      <text:p text:style-name="Standard"><text:span text:style-name="T3"><text:tab/></text:span>&gt;<text:bookmark text:name="CA-b370262b35f40148442edb8d23979f18bef4b4c7"/><text:span text:style-name="T5">age = 26</text:span></text:p>
      <text:p text:style-name="P6"><text:tab/> <text:s/>days_per_year = 365</text:p>
      <text:p text:style-name="Standard"><text:s/><text:bookmark text:name="CA-b370262b35f40148442edb8d23979f18bef4b4c7_3"/><text:bookmark text:name="line-3-11"/><text:tab/> <text:s/><text:span text:style-name="T5">days_alive = age * days_per_year</text:span></text:p>
      <text:p text:style-name="Standard"><text:span text:style-name="T5"><text:s text:c="14"/></text:span><text:bookmark text:name="CA-b370262b35f40148442edb8d23979f18bef4b4c7_4"/><text:bookmark text:name="line-4-8"/><text:span text:style-name="T5">print days_alive</text:span></text:p>
      <text:p text:style-name="P6"><text:bookmark text:name="CA-b370262b35f40148442edb8d23979f18bef4b4c7_5"/><text:bookmark text:name="line-5-5"/><text:tab/> <text:s/>9490</text:p>
      <text:p text:style-name="P6"/>
      <text:p text:style-name="P7">STRINGS</text:p>
      <text:p text:style-name="P8">- all computation thus far has involved numbers</text:p>
      <text:p text:style-name="P8">- if we build a search engine, most of the data of interest is not numbers – it's letters</text:p>
      <text:p text:style-name="P8">- string is a sequence of characters surrounded by quotation marks, either single or double</text:p>
      <text:p text:style-name="P8"><text:tab/>&gt;string must start &amp; end w/same kind of quotation mark</text:p>
      <text:p text:style-name="P8"><text:tab/>&gt;this means the string can contain quotation marks of the other type (i.e., not the type at the <text:tab/><text:tab/>start of the string) – e.g., the string “I'm a string” contains a single quotation mark <text:tab/><text:tab/>(the apostrophe in “I'm”); ' “Ada' is also a valid string – the key here is the same <text:tab/><text:tab/><text:tab/>starting &amp; ending mark</text:p>
      <text:p text:style-name="P8">- in the Python interpreter, we can print a string just like we can print a number – e.g., print “hello”</text:p>
      <text:p text:style-name="P8"><text:tab/>&gt; in an open string (i.e., one that does not yet have its closing quotation mark), the text is <text:tab/><text:tab/>all the same color; when the closing quotation mark is added, the string changes <text:tab/><text:tab/><text:tab/>color (blue)</text:p>
      <text:p text:style-name="P8"><text:tab/>&gt; regardless of whether single or double quotation marks are used, the string prints the same <text:tab/><text:tab/>way – neither shows any kind of quotation mark</text:p>
      <text:p text:style-name="P8"><text:tab/>&gt; if you try to print a string w/o quotation marks, you get an error – a string presented like <text:tab/><text:tab/>this is an undefined variable</text:p>
      <text:p text:style-name="P8"><text:tab/><text:tab/>&gt;&gt; print hello – this will not work, undefined variable</text:p>
      <text:p text:style-name="P8"><text:tab/><text:tab/>&gt;&gt; hello = “howdy” -- define variable hello first, as referring to the string “howdy,” <text:tab/><text:tab/><text:tab/>and now it will work</text:p>
      <text:p text:style-name="P8"><text:tab/><text:tab/> <text:s text:c="4"/>print hello</text:p>
      <text:p text:style-name="P8"><text:tab/><text:tab/> <text:s text:c="4"/>yields: howdy</text:p>
      <text:p text:style-name="P8"><text:tab/>&gt;by convention, variables generally do not begin with capital letters (no rule against this in <text:tab/><text:tab/>Python, but it is a more widely respected convention)</text:p>
      <text:p text:style-name="P8"><text:tab/>&gt; name = “dave”</text:p>
      <text:p text:style-name="P8"><text:tab/> <text:s text:c="2"/>print “Hello” + name </text:p>
      <text:p text:style-name="P8"><text:tab/> <text:s text:c="2"/>yields: Hellodave (to get a space between the two, add a space after Hello but before the <text:tab/><text:tab/>closing quotation makr)</text:p>
      <text:p text:style-name="P8"><text:tab/><text:tab/>&gt;&gt; note use of plus operator here; with strings, plus means concatenation -- &lt;string&gt; <text:tab/><text:tab/><text:tab/>+ &lt;string&gt; --&gt; <text:s/>concatenation of the two strings, a new string; just like with <text:tab/><text:tab/><text:tab/>numbers, the plus operator can be used repeatedly (e.g., print “hello “ + name <text:tab/><text:tab/><text:tab/>+ “!” +”!” -- yields: hello dave!!</text:p>
      <text:p text:style-name="P8">-strings and numbers</text:p>
      <text:p text:style-name="P8"><text:tab/>&gt; if I try to use + with strings and numbers simultaneously, I'll get an error</text:p>
      <text:p text:style-name="P8"><text:soft-page-break/><text:tab/><text:tab/>&gt;&gt; print “my name is” + 9 yields TypeError: cannnot concatenate 'str' and 'int' <text:tab/><text:tab/><text:tab/><text:tab/>objects; this is different from previous syntax errors – this is still in the <text:tab/><text:tab/><text:tab/><text:tab/>Python grammar, but it makes no sense to combine strings and integers in this <text:tab/><text:tab/><text:tab/>way</text:p>
      <text:p text:style-name="P8"><text:tab/>&gt; we can multiply strings, though – print “!” * 12 yields: !!!!!!!!!!!!</text:p>
      <text:p text:style-name="P8">-selecting subsequences from a string is called indexing </text:p>
      <text:p text:style-name="P8"><text:tab/>&gt; can only do this with strings, not numbers</text:p>
      <text:p text:style-name="P8"><text:tab/>&gt; use square brackets -- [] -- to indicate the part of the string you want to select</text:p>
      <text:p text:style-name="P3"><text:span text:style-name="T6"><text:tab/>&gt; “udacity” [0] selects the 0</text:span><text:span text:style-name="T8">th</text:span><text:span text:style-name="T6"> character in the string “udacity,” which is the string consisting <text:tab/><text:tab/>of just <text:s/>“u”</text:span></text:p>
      <text:p text:style-name="P8"><text:tab/>&gt;expression in the square brackets can be anyting that evaluates to a number – e.g., <text:tab/><text:tab/><text:tab/>“udacity” [1+1], which yields the string “a”</text:p>
      <text:p text:style-name="P8"><text:tab/>&gt;indexing is not generally used with a string literal like this – it's more typical with a <text:tab/><text:tab/><text:tab/>variable</text:p>
      <text:p text:style-name="P8"><text:tab/><text:tab/>&gt;&gt; name = “Dave”</text:p>
      <text:p text:style-name="P8"><text:tab/><text:tab/> <text:s text:c="4"/>name [0] = “D” (or first letter of whatever the value of the variable is)</text:p>
      <text:p text:style-name="P8"><text:tab/>&gt;if you try to index a position that does not exist – e.g., “Dave” [4], which is looking for the <text:tab/><text:tab/>fifth letter of “Dave” -- you'll get an error IndexError: string index out of range</text:p>
      <text:p text:style-name="P8"><text:tab/>&gt;can use negative numbers in indexing – when you use negative numbers, the indexing <text:tab/><text:tab/><text:tab/>begins from the end of the string</text:p>
      <text:p text:style-name="P8"><text:tab/><text:tab/>name = “Dave”</text:p>
      <text:p text:style-name="P8"><text:tab/><text:tab/>print name [-2] yields “v”</text:p>
      <text:p text:style-name="P8">-Given the variable s = &lt;any string&gt; which of these pairs are two things with the exact same value?<text:bookmark text:name="line-542"/><text:bookmark text:name="line-543"/></text:p>
      <text:list xml:id="list30355483" text:style-name="L1">
        <text:list-item>
          <text:p text:style-name="P19"><text:span text:style-name="T10">a. s[3], s[1+1+1] </text:span><text:bookmark text:name="line-544"/><office:annotation><dc:creator>Unknown Author</dc:creator><dc:date>2012-06-07T14:49:26.70</dc:date><text:p text:style-name="P22"><text:span text:style-name="T13">Same – both = s[3]; s index [1+1+1] evaluates to 3; if s has at least four characters, both will bring back the same character, and if s has fewer than four characters, both will produce an error</text:span></text:p></office:annotation></text:p>
        </text:list-item>
        <text:list-item>
          <text:p text:style-name="P19"><text:span text:style-name="T10">b. s[0], (s+s)[0]</text:span> <text:bookmark text:name="line-545"/><office:annotation><dc:creator>Unknown Author</dc:creator><dc:date>2012-06-07T14:49:39.72</dc:date><text:p text:style-name="P22"><text:span text:style-name="T13">Same – both give the 0</text:span><text:span text:style-name="T14">th</text:span><text:span text:style-name="T13"> character of the first instance of s</text:span></text:p></office:annotation></text:p>
        </text:list-item>
        <text:list-item>
          <text:p text:style-name="P19">c. s[0] + s[1], s[0+1] <text:bookmark text:name="line-546"/><office:annotation><dc:creator>Unknown Author</dc:creator><dc:date>2012-06-07T14:56:20.73</dc:date><text:p text:style-name="P22"><text:span text:style-name="T13">The first call for two characters, the second calls for only one – these will never be the same</text:span></text:p></office:annotation></text:p>
        </text:list-item>
        <text:list-item>
          <text:p text:style-name="P19">d. s[1], (s + 'ity') [1] <text:bookmark text:name="line-547"/><office:annotation><dc:creator>Unknown Author</dc:creator><dc:date>2012-06-07T14:55:33.73</dc:date><text:p text:style-name="P22"><text:span text:style-name="T13">If s has fewer than two characters, these will not be the same</text:span></text:p></office:annotation></text:p>
        </text:list-item>
        <text:list-item>
          <text:p text:style-name="P17">e. <text:span text:style-name="T10">s[-1], (s + s)[-1] </text:span><office:annotation><dc:creator>Unknown Author</dc:creator><dc:date>2012-06-07T14:50:05.73</dc:date><text:p text:style-name="P22"><text:span text:style-name="T13">Same – both give the next-to-last character of the last (or only) instance of s</text:span></text:p></office:annotation></text:p>
        </text:list-item>
      </text:list>
      <text:p text:style-name="P8">-selecting subsequences</text:p>
      <text:p text:style-name="P8"><text:tab/>&gt; so far, our indexing has been of the form &lt;string&gt; [(expression)] --&gt; one-character string, <text:tab/><text:tab/>where the expression evaluates to a number</text:p>
      <text:p text:style-name="P8"><text:tab/>&gt; it can also take the form &lt;string&gt; [(expression) : (expression)], which allows us to select a <text:tab/><text:tab/>subsequence of continuous characters in that string</text:p>
      <text:p text:style-name="P8"><text:tab/><text:tab/>&gt;&gt; these expressions also evaluate to numbers</text:p>
      <text:p text:style-name="P8"><text:tab/><text:tab/>&gt;&gt; call the first 'start' and the second 'stop'</text:p>
      <text:p text:style-name="P8"><text:tab/><text:tab/>&gt;&gt; the result will be a string that is a subsequence of the characters in the string <text:tab/><text:tab/><text:tab/><text:tab/>starting from position 'start' and ending at position 'stop' but not including the <text:tab/><text:tab/><text:tab/>character at position 'stop' – so it includes the characters from position 'start' <text:tab/><text:tab/><text:tab/>up through 'stop -1'</text:p>
      <text:p text:style-name="Standard"><text:span text:style-name="T6"><text:tab/>&gt;Examples: </text:span><text:bookmark text:name="line-561"/><text:bookmark text:name="line-562"/><text:bookmark text:name="line-563"/><text:bookmark text:name="line-564"/><text:bookmark text:name="line-565"/><text:bookmark text:name="line-566"/><text:bookmark text:name="line-567"/><text:bookmark text:name="line-568"/><text:bookmark text:name="line-569"/><text:bookmark text:name="line-570"/><text:bookmark text:name="line-571"/><text:bookmark text:name="line-572"/><text:bookmark text:name="line-1-72"/><text:bookmark text:name="CA-7e2341ec21d504cd614bd839f22c32b12a5926cb"/><text:bookmark text:name="CA-7e2341ec21d504cd614bd839f22c32b12a5926cb_1"/><text:bookmark text:name="line-1-73"/><text:span text:style-name="T5">word = 'assume'</text:span></text:p>
      <text:p text:style-name="Standard"><text:s/><text:bookmark text:name="CA-7e2341ec21d504cd614bd839f22c32b12a5926cb_2"/><text:bookmark text:name="line-2-23"/><text:tab/><text:tab/> <text:s text:c="6"/><text:span text:style-name="T5">print word[3] – yields </text:span><text:bookmark text:name="CA-7e2341ec21d504cd614bd839f22c32b12a5926cb_3"/><text:bookmark text:name="line-3-17"/><text:span text:style-name="T5">'u'</text:span></text:p>
      <text:p text:style-name="P6"><text:tab/><text:tab/> <text:s text:c="6"/>print word[3:4] – yields 'u'</text:p>
      <text:p text:style-name="P6"><text:tab/><text:tab/> <text:s text:c="6"/>print word[3:3] – yields ' ' (an empty string; no char between char 3 and char 3)</text:p>
      <text:p text:style-name="Standard"><text:span text:style-name="T5"><text:tab/><text:tab/> <text:s text:c="6"/></text:span><text:bookmark text:name="CA-7e2341ec21d504cd614bd839f22c32b12a5926cb_4"/><text:bookmark text:name="line-4-10"/><text:span text:style-name="T5">print word[4:6]</text:span><text:bookmark text:name="CA-7e2341ec21d504cd614bd839f22c32b12a5926cb_5"/><text:bookmark text:name="line-5-7"/><text:span text:style-name="T5"> – yields 'me' (selects position 4 and position 5)</text:span></text:p>
      <text:p text:style-name="Standard"><text:bookmark text:name="CA-7e2341ec21d504cd614bd839f22c32b12a5926cb_6"/><text:bookmark text:name="line-6-4"/><text:span text:style-name="T5"><text:tab/><text:tab/> <text:s text:c="6"/>print word[4:]</text:span><text:bookmark text:name="CA-7e2341ec21d504cd614bd839f22c32b12a5926cb_7"/><text:bookmark text:name="line-7-3"/><text:span text:style-name="T5"> -- yields 'me' (selects position 4 to end)</text:span></text:p>
      <text:p text:style-name="Standard"><text:bookmark text:name="CA-7e2341ec21d504cd614bd839f22c32b12a5926cb_8"/><text:bookmark text:name="line-8-2"/><text:span text:style-name="T5"><text:tab/><text:tab/> <text:s text:c="6"/>print word[:2]</text:span><text:bookmark text:name="CA-7e2341ec21d504cd614bd839f22c32b12a5926cb_9"/><text:bookmark text:name="line-9-2"/><text:span text:style-name="T5"> – yields 'as' (selects from beginning to position 1)</text:span></text:p>
      <text:p text:style-name="Standard"><text:span text:style-name="T5"><text:tab/><text:tab/> <text:s text:c="6"/></text:span><text:bookmark text:name="CA-7e2341ec21d504cd614bd839f22c32b12a5926cb_10"/><text:bookmark text:name="line-10-2"/><text:span text:style-name="T5">print word[:]</text:span><text:bookmark text:name="CA-7e2341ec21d504cd614bd839f22c32b12a5926cb_11"/><text:bookmark text:name="line-11-2"/><text:span text:style-name="T5"> -- yields 'assume' (no reason for this, but it's consistent with syntax)</text:span></text:p>
      <text:p text:style-name="P6"/>
      <text:p text:style-name="P6"/>
      <text:p text:style-name="P8"/>
      <text:p text:style-name="P8"/>
      <text:p text:style-name="Standard"><text:soft-page-break/><text:span text:style-name="T6">-Quiz 1: Write Python code that prints out Udacity (with a capital U), given the definition</text:span><text:bookmark text:name="line-576"/><text:bookmark text:name="line-577"/><text:span text:style-name="T6"> s = <text:tab/>“audacity”</text:span></text:p>
      <text:p text:style-name="P2"><text:span text:style-name="T5"><text:s/></text:span><text:span text:style-name="T6"><text:tab/>&gt; Select the part of the string we can use, from position two until the end of the string (</text:span><text:span text:style-name="Strong_20_Emphasis"><text:span text:style-name="T11">s[2:]</text:span></text:span><text:bookmark text:name="line-853"/><text:bookmark text:name="line-854"/><text:span text:style-name="Strong_20_Emphasis"><text:span text:style-name="T11"> <text:tab/>yields “dacity”) and a</text:span></text:span>dd the upper-case <text:span text:style-name="Emphasis">U</text:span> as a string <text:span text:style-name="T11">(</text:span><text:span text:style-name="Strong_20_Emphasis"><text:span text:style-name="T11">'U' + s[2:]</text:span></text:span><text:span text:style-name="T11"> )</text:span>; concatenate the strings to <text:tab/>return the desired result: </text:p>
      <text:p text:style-name="Standard"><text:bookmark text:name="line-855"/><text:bookmark text:name="line-856"/><text:tab/>print “U” + s[2:] </text:p>
      <text:p text:style-name="Standard"><text:tab/><text:tab/>– yields “Udacity”</text:p>
      <text:p text:style-name="P2">-Quiz 2: For any string, <text:bookmark text:name="line-586"/><text:bookmark text:name="line-587"/>s = “&lt;any string&gt;”<text:span text:style-name="T5">, </text:span><text:bookmark text:name="line-590"/><text:span text:style-name="T5"><text:s/></text:span>which of these is always equivalent to <text:span text:style-name="Strong_20_Emphasis"><text:span text:style-name="T11">s</text:span></text:span>?<text:bookmark text:name="line-591"/><text:bookmark text:name="line-592"/></text:p>
      <text:list xml:id="list30366040" text:style-name="L2">
        <text:list-item>
          <text:p text:style-name="P20"><text:span text:style-name="T10">a. s[:] </text:span><text:bookmark text:name="line-593"/><office:annotation><dc:creator>Unknown Author</dc:creator><dc:date>2012-06-07T15:22:47.74</dc:date><text:p text:style-name="P22"><text:span text:style-name="T13">This will always give the whole string, by definition</text:span></text:p></office:annotation></text:p>
        </text:list-item>
        <text:list-item>
          <text:p text:style-name="P20"><text:span text:style-name="T10">b. s + s[0:-1 +1] </text:span><text:bookmark text:name="line-594"/><office:annotation><dc:creator>Unknown Author</dc:creator><dc:date>2012-06-07T15:23:55.74</dc:date><text:p text:style-name="P22"><text:span text:style-name="T13">This evaluates to s + s[0:0]; the right side of contributes nothing (empty string), since there are no characters between the 0</text:span><text:span text:style-name="T14">th</text:span><text:span text:style-name="T13"> and the 0</text:span><text:span text:style-name="T14">th</text:span><text:span text:style-name="T13"> place in s – so this whole thing concatenates to s alone</text:span></text:p></office:annotation></text:p>
        </text:list-item>
        <text:list-item>
          <text:p text:style-name="P20"><text:span text:style-name="T10">c. s[0:] </text:span><text:bookmark text:name="line-595"/><office:annotation><dc:creator>Unknown Author</dc:creator><dc:date>2012-06-07T15:25:12.74</dc:date><text:p text:style-name="P22"><text:span text:style-name="T13">This selects s from the 0</text:span><text:span text:style-name="T14">th</text:span><text:span text:style-name="T13"> place to the end (i.e., the entirety of s), so this yields s</text:span></text:p></office:annotation></text:p>
        </text:list-item>
        <text:list-item>
          <text:p text:style-name="P20">d. s[:-1] <text:bookmark text:name="line-596"/><office:annotation><dc:creator>Unknown Author</dc:creator><dc:date>2012-06-07T15:25:53.74</dc:date><text:p text:style-name="P22"><text:span text:style-name="T13">This yields all but the very last character of s (stops at the place prior to -1) – it is not equivalent</text:span></text:p></office:annotation></text:p>
        </text:list-item>
        <text:list-item>
          <text:p text:style-name="P18"><text:span text:style-name="T10">e. s[:3] + s[3:] </text:span><text:bookmark text:name="line-597"/><text:bookmark text:name="line-598"/><office:annotation><dc:creator>Unknown Author</dc:creator><dc:date>2012-06-07T15:27:24.74</dc:date><text:p text:style-name="P22"><text:span text:style-name="T13">The left side gives s from its start to the second place (i.e., it gives 0, 1, and 2 of s); the right side gives s from 3</text:span><text:span text:style-name="T14">rd</text:span><text:span text:style-name="T13"> place forward – concatenated, these should give s as a whole. Note that if s has less than 3 characters, the right side turns out to be an empty string concatenated with the original s (vs. trying to index position 3 alone, which will return an error if the string has fewer than 3 characters)</text:span></text:p></office:annotation></text:p>
        </text:list-item>
      </text:list>
      <text:p text:style-name="Standard">-selecting subsequences is very useful &amp; will be used frequently</text:p>
      <text:p text:style-name="Standard">-finding strings in strings</text:p>
      <text:p text:style-name="Standard"><text:tab/>&gt; find operation – a way to find substrings in a larger string</text:p>
      <text:p text:style-name="Standard"><text:tab/>&gt; find is a method, not an operator – so it is used differently from the operators introduced <text:tab/><text:tab/>so far; it's a built-in procedure provided by Python (later we can define our own <text:tab/><text:tab/><text:tab/>procedures)</text:p>
      <text:p text:style-name="Standard"><text:tab/>&gt; a procedure that operates on strings </text:p>
      <text:p text:style-name="Standard"><text:tab/><text:tab/>&gt;&gt;&lt;string&gt;.find(&lt;string&gt;)</text:p>
      <text:p text:style-name="Standard"><text:tab/><text:tab/>&gt;&gt; the first “string” is the superstring (search string) – the second is the string we <text:tab/><text:tab/><text:tab/>wish to find (target string)</text:p>
      <text:p text:style-name="Standard"><text:tab/><text:tab/>&gt;&gt; output of find is the number that gives the position in the string where that <text:tab/><text:tab/><text:tab/><text:tab/>target string is found – the first occurrence, if that string happens to occur <text:tab/><text:tab/><text:tab/>more than once</text:p>
      <text:p text:style-name="Standard"><text:tab/><text:tab/>&gt;&gt; if the target string is not found anywhere in the search string, the output is -1</text:p>
      <text:p text:style-name="Standard"><text:span text:style-name="T3"><text:tab/>&gt;</text:span><text:bookmark text:name="CA-679966078ebb703ccf52a1d5c7c38a82046dc205_1"/><text:bookmark text:name="line-1-79"/><text:span text:style-name="T3"> Example: </text:span><text:span text:style-name="T5">pythagoras = 'There is geometry in the humming of the strings, there is music in <text:tab/><text:tab/>the spacing of the spheres. '</text:span></text:p>
      <text:p text:style-name="Standard"><text:s text:c="3"/><text:bookmark text:name="CA-679966078ebb703ccf52a1d5c7c38a82046dc205_3"/><text:bookmark text:name="line-3-18"/><text:tab/><text:tab/><text:tab/><text:span text:style-name="T5">print pythagoras.find('string')</text:span></text:p>
      <text:p text:style-name="Standard"><text:s text:c="2"/><text:bookmark text:name="CA-679966078ebb703ccf52a1d5c7c38a82046dc205_4"/><text:bookmark text:name="line-4-11"/><text:tab/><text:tab/><text:tab/><text:span text:style-name="T5">40</text:span></text:p>
      <text:p text:style-name="Standard"><text:bookmark text:name="CA-679966078ebb703ccf52a1d5c7c38a82046dc205_5"/><text:bookmark text:name="line-5-8"/><text:span text:style-name="T5"><text:tab/><text:tab/><text:tab/>print pythagoras[40:]</text:span><text:span text:style-name="T5"><office:annotation><dc:creator>Unknown Author</dc:creator><dc:date>2012-06-07T15:44:22.75</dc:date><text:p text:style-name="P22"><text:span text:style-name="T17">Use of indexing here confirms the result obtained using find</text:span></text:p></office:annotation></text:span></text:p>
      <text:p text:style-name="Standard"><text:s/><text:bookmark text:name="CA-679966078ebb703ccf52a1d5c7c38a82046dc205_6"/><text:bookmark text:name="line-6-5"/><text:tab/><text:tab/><text:tab/><text:span text:style-name="T5">'strings, there is music in the spacing of the spheres.'</text:span></text:p>
      <text:p text:style-name="P6"><text:bookmark text:name="CA-679966078ebb703ccf52a1d5c7c38a82046dc205_7"/><text:bookmark text:name="line-7-4"/><text:tab/><text:tab/><text:tab/>print pythagoras.find('T')</text:p>
      <text:p text:style-name="Standard"><text:s/><text:bookmark text:name="CA-679966078ebb703ccf52a1d5c7c38a82046dc205_8"/><text:bookmark text:name="line-8-3"/><text:tab/><text:tab/><text:tab/><text:span text:style-name="T5">0</text:span></text:p>
      <text:p text:style-name="P6"><text:bookmark text:name="CA-679966078ebb703ccf52a1d5c7c38a82046dc205_9"/><text:bookmark text:name="line-9-3"/><text:tab/><text:tab/><text:tab/>print pythagoras.find('sphere')</text:p>
      <text:p text:style-name="P6"><text:bookmark text:name="CA-679966078ebb703ccf52a1d5c7c38a82046dc205_10"/><text:bookmark text:name="line-10-3"/><text:tab/><text:tab/><text:tab/>86</text:p>
      <text:p text:style-name="P6"><text:bookmark text:name="CA-679966078ebb703ccf52a1d5c7c38a82046dc205_11"/><text:bookmark text:name="line-11-3"/><text:tab/><text:tab/><text:tab/>print pythagoras[86:]</text:p>
      <text:p text:style-name="P6"><text:bookmark text:name="CA-679966078ebb703ccf52a1d5c7c38a82046dc205_12"/><text:bookmark text:name="line-12-1"/><text:tab/><text:tab/><text:tab/>spheres.</text:p>
      <text:p text:style-name="Standard"><text:bookmark text:name="CA-679966078ebb703ccf52a1d5c7c38a82046dc205_13"/><text:bookmark text:name="line-13-1"/><text:span text:style-name="T5"><text:tab/><text:tab/><text:tab/>print pythagoras.find('algebra')</text:span><text:span text:style-name="T5"><office:annotation><dc:creator>Unknown Author</dc:creator><dc:date>2012-06-07T15:45:05.75</dc:date><text:p text:style-name="P22"><text:span text:style-name="T17">Target string does not occur in the search string – the result -1 shows that the string was not found</text:span></text:p></office:annotation></text:span></text:p>
      <text:p text:style-name="Standard"><text:s/><text:tab/><text:tab/><text:tab/><text:span text:style-name="T5"> </text:span><text:bookmark text:name="CA-679966078ebb703ccf52a1d5c7c38a82046dc205_14"/><text:bookmark text:name="line-14-1"/><text:span text:style-name="T5">-1</text:span></text:p>
      <text:p text:style-name="Standard"><text:tab/>&gt; Which of the following evaluate to -1: </text:p>
      <text:p text:style-name="Standard"><text:tab/><text:tab/>a. 'test'.find('t') </text:p>
      <text:p text:style-name="Standard"><text:tab/><text:tab/>b. "test".find('st') </text:p>
      <text:p text:style-name="Standard"><text:tab/><text:tab/><text:span text:style-name="T10">c. "Test".find('te')</text:span></text:p>
      <text:p text:style-name="Standard"><text:tab/><text:tab/><text:span text:style-name="T10">d. 'west'.find('test') </text:span></text:p>
      <text:p text:style-name="Standard"><text:tab/>&gt;For any string, <text:bookmark text:name="CA-ec526c70e3ba2c44f50647b09a1bc1f1a4e07682-1_1"/><text:bookmark text:name="line-1-81"/><text:span text:style-name="T5">s = '&lt;any string&gt;', </text:span><text:bookmark text:name="line-643"/><text:span text:style-name="T5"><text:s/></text:span>which of the following always has the value 0? <text:bookmark text:name="line-644"/><text:bookmark text:name="line-645"/></text:p>
      <text:p text:style-name="Standard"><text:tab/><text:tab/><text:span text:style-name="T10">a. s.find(s)</text:span> <text:s/><office:annotation><dc:creator>Unknown Author</dc:creator><dc:date>2012-06-07T15:55:10.75</dc:date><text:p text:style-name="P22"><text:span text:style-name="T13">No matter what string s is, we'll always find s at the beginning of itself</text:span></text:p></office:annotation></text:p>
      <text:p text:style-name="Standard"><text:tab/><text:tab/>b. s.find('s') <office:annotation><dc:creator>Unknown Author</dc:creator><dc:date>2012-06-07T15:56:09.75</dc:date><text:p text:style-name="P22"><text:span text:style-name="T13">This is looking specifically for the string “s” (in quotation marks, this is a specific string, not a variable) – so it will only be 0 if s happens to begin with s, which is obviously not the case if s = any string</text:span></text:p></office:annotation></text:p>
      <text:p text:style-name="Standard"><text:tab/><text:tab/><text:span text:style-name="T10">c. 's'.find('s')</text:span> <office:annotation><dc:creator>Unknown Author</dc:creator><dc:date>2012-06-07T15:57:05.75</dc:date><text:p text:style-name="P22"><text:span text:style-name="T13">Here, the search string is “s” and the target string is “s” – so it's true for the same reasons a is true, even though it's a specific instance of a</text:span></text:p></office:annotation></text:p>
      <text:p text:style-name="Standard"><text:tab/><text:tab/><text:span text:style-name="T10">d. s.find(' ') </text:span><text:span text:style-name="T10"><office:annotation><dc:creator>Unknown Author</dc:creator><dc:date>2012-06-07T15:59:15.76</dc:date><text:p text:style-name="P22"><text:span text:style-name="T13">No matter what s is, we can find the empty string – we don't need any string to find the empty string; remember that this is matching – if one of the members being matched contains nothing, then there cannot be a mismatch; “find.(' ') does not mean FIND NOTHING (i.e., can only match another empty string)</text:span></text:p></office:annotation></text:span></text:p>
      <text:p text:style-name="Standard"><text:soft-page-break/><text:tab/><text:tab/><text:span text:style-name="T10">e. s.find(s + '!!!') +1</text:span> <office:annotation><dc:creator>Unknown Author</dc:creator><dc:date>2012-06-07T16:10:00.76</dc:date><text:p text:style-name="P22"><text:span text:style-name="T13">S + “!!!” will never be found – this will always be longer than the original string s that we started with; this expression will always evaluate to -1; so this says (-1) +1 – adding 1 to -1 = 0 – this option has the value 0, but for a different reason than the others – its 0 is the result of math, not indicative of a string position</text:span></text:p></office:annotation></text:p>
      <text:p text:style-name="Standard">-as discussed above, the find procedure finds only the first occurrence – we may need to find later <text:tab/>occurrences of the string</text:p>
      <text:p text:style-name="Standard"><text:tab/>&gt; to do this, we add a another parameter – &lt;string&gt;.find(&lt;string&gt;,&lt;number&gt;)</text:p>
      <text:p text:style-name="Standard"><text:tab/><text:tab/>&gt;&gt; the &lt;number&gt; input indicates where to start looking for the string – the result here <text:tab/><text:tab/><text:tab/>is the first occurrence after that indicated position</text:p>
      <text:p text:style-name="Standard"><text:tab/><text:tab/>&gt;&gt; if you set number = 0, then the search begins at the start of the search string and <text:tab/><text:tab/><text:tab/>the result will be the same as that of the original find procedure </text:p>
      <text:p text:style-name="Standard"><text:tab/><text:tab/>&gt;&gt; if you set number = result of first find procedure, then it starts there and gives the <text:tab/><text:tab/><text:tab/>same value as the original find procedure </text:p>
      <text:p text:style-name="Standard"><text:tab/><text:tab/>&gt;&gt; if you set number = after result of first find procedure, then it won't pick up the <text:tab/><text:tab/><text:tab/>first occurrence and will look for another after that one</text:p>
      <text:p text:style-name="Standard"><text:tab/>&gt; Example: <text:bookmark text:name="line-663"/><text:bookmark text:name="line-664"/><text:bookmark text:name="line-665"/><text:bookmark text:name="line-666"/><text:bookmark text:name="line-667"/><text:bookmark text:name="line-668"/><text:bookmark text:name="line-669"/><text:bookmark text:name="line-670"/><text:bookmark text:name="line-671"/><text:bookmark text:name="line-672"/><text:bookmark text:name="line-673"/><text:bookmark text:name="line-674"/><text:bookmark text:name="line-675"/><text:bookmark text:name="line-676"/><text:bookmark text:name="line-1-82"/><text:bookmark text:name="CA-ff2f2b58998f8b8bd8492795ea971c3a9b10cd23"/><text:bookmark text:name="CA-ff2f2b58998f8b8bd8492795ea971c3a9b10cd23_1"/><text:bookmark text:name="line-1-83"/><text:span text:style-name="T5">danton = "De l'audace, encore de l'audace, toujours de l'audace."</text:span></text:p>
      <text:p text:style-name="Standard"><text:s text:c="3"/><text:bookmark text:name="CA-ff2f2b58998f8b8bd8492795ea971c3a9b10cd23_2"/><text:bookmark text:name="line-2-25"/><text:tab/><text:tab/><text:span text:style-name="T5">print danton.find('audace')</text:span><text:span text:style-name="T5"><office:annotation><dc:creator>Unknown Author</dc:creator><dc:date>2012-06-07T16:24:23.76</dc:date><text:p text:style-name="P22"><text:span text:style-name="T17">First find procedure – result 5</text:span></text:p></office:annotation></text:span></text:p>
      <text:p text:style-name="Standard"><text:s/><text:bookmark text:name="CA-ff2f2b58998f8b8bd8492795ea971c3a9b10cd23_3"/><text:bookmark text:name="line-3-19"/><text:tab/><text:tab/><text:span text:style-name="T5">5</text:span></text:p>
      <text:p text:style-name="Standard"><text:s text:c="3"/><text:bookmark text:name="CA-ff2f2b58998f8b8bd8492795ea971c3a9b10cd23_4"/><text:bookmark text:name="line-4-12"/><text:tab/><text:tab/><text:span text:style-name="T5">print danton.find('audace', 0)</text:span><text:span text:style-name="T5"><office:annotation><dc:creator>Unknown Author</dc:creator><dc:date>2012-06-07T16:24:40.76</dc:date><text:p text:style-name="P22"><text:span text:style-name="T17">Adding 0 as a parameter gives the same result as the previous find procedure</text:span></text:p></office:annotation></text:span></text:p>
      <text:p text:style-name="Standard"><text:s text:c="3"/><text:tab/><text:tab/><text:bookmark text:name="CA-ff2f2b58998f8b8bd8492795ea971c3a9b10cd23_5"/><text:bookmark text:name="line-5-9"/><text:span text:style-name="T5">5</text:span></text:p>
      <text:p text:style-name="Standard"><text:s text:c="3"/><text:bookmark text:name="CA-ff2f2b58998f8b8bd8492795ea971c3a9b10cd23_6"/><text:bookmark text:name="line-6-6"/><text:tab/><text:tab/><text:span text:style-name="T5">print danton.find('audace', 5)</text:span><text:span text:style-name="T5"><office:annotation><dc:creator>Unknown Author</dc:creator><dc:date>2012-06-07T16:25:01.76</dc:date><text:p text:style-name="P22"><text:span text:style-name="T17">Adding 5 as a parameter sets the procedure to start at the start of the first occurrence, so gives the same result as the previous two procedures</text:span></text:p></office:annotation></text:span></text:p>
      <text:p text:style-name="Standard"><text:s text:c="3"/><text:bookmark text:name="CA-ff2f2b58998f8b8bd8492795ea971c3a9b10cd23_7"/><text:bookmark text:name="line-7-5"/><text:tab/><text:tab/><text:span text:style-name="T5">5</text:span></text:p>
      <text:p text:style-name="Standard"><text:s text:c="3"/><text:bookmark text:name="CA-ff2f2b58998f8b8bd8492795ea971c3a9b10cd23_8"/><text:bookmark text:name="line-8-4"/><text:tab/><text:tab/><text:span text:style-name="T5">print danton.find('audace', 6)</text:span><text:span text:style-name="T5"><office:annotation><dc:creator>Unknown Author</dc:creator><dc:date>2012-06-07T16:25:30.76</dc:date><text:p text:style-name="P22"><text:span text:style-name="T17">Adding 6 as a paramater sets find to begin after the first occurence, so it will find the next occurence (at 25)</text:span></text:p></office:annotation></text:span></text:p>
      <text:p text:style-name="Standard"><text:s text:c="3"/><text:bookmark text:name="CA-ff2f2b58998f8b8bd8492795ea971c3a9b10cd23_9"/><text:bookmark text:name="line-9-4"/><text:tab/><text:tab/><text:span text:style-name="T5">25</text:span></text:p>
      <text:p text:style-name="Standard"><text:s text:c="2"/><text:bookmark text:name="CA-ff2f2b58998f8b8bd8492795ea971c3a9b10cd23_10"/><text:bookmark text:name="line-10-4"/><text:tab/><text:tab/>print danton[6:]</text:p>
      <text:p text:style-name="P6"><text:tab/><text:tab/>udace, encore de l'audace, toujours de l'audace.</text:p>
      <text:p text:style-name="P6"><text:tab/><text:tab/>print danton[25:]</text:p>
      <text:p text:style-name="P6"><text:tab/><text:tab/>audace, toujours de l'audace.</text:p>
      <text:p text:style-name="Standard"><text:span text:style-name="T5"><text:tab/><text:tab/>print danton.find('audace', 25)</text:span><text:span text:style-name="T5"><office:annotation><dc:creator>Unknown Author</dc:creator><dc:date>2012-06-07T16:26:04.77</dc:date><text:p text:style-name="P22"><text:span text:style-name="T17">Adding 25 as a parameter gives the same result as the previous procedure because it catches the start of the same occurrence found in the previous procedure</text:span></text:p></office:annotation></text:span></text:p>
      <text:p text:style-name="Standard"><text:s text:c="2"/><text:bookmark text:name="CA-ff2f2b58998f8b8bd8492795ea971c3a9b10cd23_11"/><text:bookmark text:name="line-11-4"/><text:tab/><text:tab/><text:span text:style-name="T5">25</text:span></text:p>
      <text:p text:style-name="P6"><text:tab/><text:tab/>print danton.find('audace', 26)</text:p>
      <text:p text:style-name="P6"><text:tab/><text:tab/>47</text:p>
      <text:p text:style-name="P6"><text:tab/><text:tab/>print danton[47:]</text:p>
      <text:p text:style-name="P6"><text:tab/><text:tab/>audace.</text:p>
      <text:p text:style-name="Standard"><text:s text:c="2"/><text:bookmark text:name="CA-ff2f2b58998f8b8bd8492795ea971c3a9b10cd23_12"/><text:bookmark text:name="line-12-2"/><text:tab/><text:tab/><text:span text:style-name="T5">print danton.find('audace', 48)</text:span></text:p>
      <text:p text:style-name="Standard"><text:s text:c="2"/><text:tab/><text:tab/><text:bookmark text:name="CA-ff2f2b58998f8b8bd8492795ea971c3a9b10cd23_13"/><text:bookmark text:name="line-13-2"/><text:span text:style-name="T5">-1</text:span></text:p>
      <text:p text:style-name="P7">-”Finding with Numbers” quiz </text:p>
      <text:p text:style-name="Standard"><text:span text:style-name="T5">For any variables </text:span><text:span text:style-name="Strong_20_Emphasis"><text:span text:style-name="T7">s</text:span></text:span><text:span text:style-name="T7"> </text:span><text:span text:style-name="T5">and</text:span><text:span text:style-name="T7"> </text:span><text:span text:style-name="Strong_20_Emphasis"><text:span text:style-name="T7">t</text:span></text:span><text:span text:style-name="T7"> </text:span><text:span text:style-name="T5">that are strings, and</text:span><text:span text:style-name="T7"> </text:span><text:span text:style-name="Strong_20_Emphasis"><text:span text:style-name="T7">i</text:span></text:span><text:span text:style-name="T7"> </text:span><text:span text:style-name="T5">that is a number (</text:span><text:bookmark text:name="CA-c7498cac8d53c61774f1af531ada126d85badefc_1"/><text:bookmark text:name="line-1-85"/><text:span text:style-name="T5">s = '&lt;any string&gt;', </text:span><text:bookmark text:name="CA-c7498cac8d53c61774f1af531ada126d85badefc_2"/><text:bookmark text:name="line-2-26"/><text:span text:style-name="T5">t = '&lt;any <text:tab/><text:tab/>string&gt;', </text:span><text:bookmark text:name="CA-c7498cac8d53c61774f1af531ada126d85badefc_3"/><text:bookmark text:name="line-3-20"/><text:span text:style-name="T5">i = &lt;any number&gt;), </text:span><text:bookmark text:name="line-685"/><text:span text:style-name="T5"><text:s/></text:span>which of these are equivalent to s.find(t,i):<text:bookmark text:name="line-686"/><text:bookmark text:name="line-687"/></text:p>
      <text:p text:style-name="P15"><text:tab/>a. s[i: ].find(t) <text:bookmark text:name="line-688"/></text:p>
      <text:p text:style-name="P15"><text:tab/>b. s.find(t)[ :i] <text:bookmark text:name="line-689"/></text:p>
      <text:p text:style-name="P15"><text:tab/>c. s[i: ].find(t) + i <text:bookmark text:name="line-690"/></text:p>
      <text:p text:style-name="Text_20_body"><text:tab/>d. s[i: ].find(t[i: ]) </text:p>
      <text:p text:style-name="P6"/>
      <text:p text:style-name="Standard"><text:tab/>s= “homeowner”</text:p>
      <text:p text:style-name="Standard"><text:tab/>t=”meow”</text:p>
      <text:p text:style-name="Standard"><text:tab/>i= 1</text:p>
      <text:p text:style-name="Standard"/>
      <text:p text:style-name="Standard"><text:tab/>comparison case: “homeowner”.find(“meow”,1) = 2<office:annotation><dc:creator>Unknown Author</dc:creator><dc:date>2012-06-08T09:37:54.77</dc:date><text:p text:style-name="P22"><text:span text:style-name="T13">First instance of “meow” occurs at position 2 (h=0, o=1, m=2)</text:span></text:p></office:annotation></text:p>
      <text:p text:style-name="Standard"><text:tab/></text:p>
      <text:p text:style-name="Standard"><text:tab/>a. “homeowner”[1:].find(“meow”) </text:p>
      <text:p text:style-name="Standard"><text:tab/> <text:s text:c="3"/><text:tab/>“omeowner.”.find(“meow”) = 1<office:annotation><dc:creator>Unknown Author</dc:creator><dc:date>2012-06-08T09:39:35.77</dc:date><text:p text:style-name="P22"><text:span text:style-name="T13">First instance of meow occurs at position 1 – this addresses a different search string</text:span></text:p></office:annotation></text:p>
      <text:p text:style-name="Standard"><text:s text:c="17"/><text:tab/> NOT EQUIVALENT </text:p>
      <text:p text:style-name="Standard"><text:tab/>b. “homeowner”.find(“meow”)[:1]</text:p>
      <text:p text:style-name="Standard"><text:tab/><text:tab/>As written, this gives back a TypeError saying that the 'int' object has no attribute<office:annotation><dc:creator>Unknown Author</dc:creator><dc:date>2012-06-08T10:16:20.78</dc:date><text:p text:style-name="P22"><text:span text:style-name="T13">This option is trying to index from a number [“homeowner”.find(“meow”) = 2], which make no sense – we can only index from a string, there's no way to select a subsequence of characters from a number</text:span></text:p></office:annotation> <text:soft-page-break/><text:tab/><text:tab/><text:tab/>__getitem__ – I think this means that [:1] is not “tied” to either string; The <text:tab/><text:tab/><text:tab/>original find procedure does not give this error, so NOT EQUIVALENT </text:p>
      <text:p text:style-name="Standard"><text:tab/><text:tab/>&gt;&gt;if parens move to “homeowner”.find(“meow”[:1]) – I believe this now <text:tab/><text:tab/><text:tab/><text:tab/>makes <text:tab/>the target string “m” and the answer is 2, so this would be <text:tab/><text:tab/><text:tab/><text:tab/><text:tab/>equivalent, I think</text:p>
      <text:p text:style-name="Standard"><text:tab/>c. “homeowner”[1:].find(“meow”) +1</text:p>
      <text:p text:style-name="Standard"><text:tab/><text:tab/>“omeowner”.find(“meow”) +1</text:p>
      <text:p text:style-name="Standard"><text:tab/><text:tab/>1 + 1 = 2</text:p>
      <text:p text:style-name="Standard"><text:tab/><text:tab/></text:p>
      <text:p text:style-name="Standard"><text:tab/><text:tab/><text:tab/>“homeowner”[2:].find(“meow”)+2</text:p>
      <text:p text:style-name="Standard"><text:tab/><text:tab/><text:tab/>“meowner”.find(“meow)+2</text:p>
      <text:p text:style-name="Standard"><text:tab/><text:tab/><text:tab/>0+ 2 = 2 <text:s/>EQUIVALENT</text:p>
      <text:p text:style-name="Standard"><text:tab/><text:tab/><text:tab/></text:p>
      <text:p text:style-name="Standard"><text:tab/><text:tab/><text:tab/>“homeowner”[1:].find(“woof”)+1</text:p>
      <text:p text:style-name="Standard"><text:tab/><text:tab/><text:tab/>“omeowner”.find(“woof”) +1</text:p>
      <text:p text:style-name="Standard"><text:tab/><text:tab/><text:tab/>-1 + 1 = 0 NOT EQUIV </text:p>
      <text:p text:style-name="Standard"><text:tab/></text:p>
      <text:p text:style-name="Standard"><text:tab/>d. “homeowner”[1:].find(“meow”[1:])</text:p>
      <text:p text:style-name="Standard"><text:tab/><text:tab/>“omeowner”.find(“eow”) = 2; for the “homeowner” example, these are equivalent, <text:tab/><text:tab/>HOWEVER – consider the string “Hello Hello”, with t = “hello” and i=1 </text:p>
      <text:p text:style-name="Standard"><text:tab/><text:tab/>&gt; s.find(t,i) <text:s/></text:p>
      <text:p text:style-name="Standard"><text:tab/><text:tab/><text:tab/>“hello hello”.find(“hello”,1) = 6 – because the search starts at position 1, the <text:tab/><text:tab/><text:tab/>first true instance of “hello” is missed, and find grabs the second one at <text:tab/><text:tab/><text:tab/><text:tab/>position 6</text:p>
      <text:p text:style-name="Standard"><text:tab/><text:tab/>&gt; s[1:].find(t[1:])</text:p>
      <text:p text:style-name="Standard"><text:tab/><text:tab/><text:tab/>“hello hello”[1:].find(“hello”[1:])</text:p>
      <text:p text:style-name="Standard"><text:tab/><text:tab/><text:tab/>“ello hello”.find(“ello”) = 0 – this is searching for a different target string</text:p>
      <text:p text:style-name="Standard"><text:tab/><text:tab/>NOT EQUIVALENT </text:p>
      <text:p text:style-name="Standard">Answer</text:p>
      <text:p text:style-name="Standard"><text:tab/>s=”udacity”</text:p>
      <text:p text:style-name="Standard"><text:tab/>t=”city”</text:p>
      <text:p text:style-name="Standard"><text:tab/>i=3</text:p>
      <text:p text:style-name="Standard"><text:tab/>s.find(t,i) = 3</text:p>
      <text:p text:style-name="P15"><text:tab/><text:tab/>a. s[i: ].find(t) <text:bookmark text:name="line-6881"/>=0</text:p>
      <text:p text:style-name="P15"><text:tab/><text:tab/>b. s.find(t)[ :i] <text:bookmark text:name="line-6891"/>= TypeError</text:p>
      <text:p text:style-name="Standard"><text:tab/><text:tab/>c. s[i: ].find(t) + i = 3<office:annotation><dc:creator>Unknown Author</dc:creator><dc:date>2012-06-08T10:19:37.78</dc:date><text:p text:style-name="P22"><text:span text:style-name="T13">Note that this is option a, with i added on – so whenever we find the target string in the search string, this formulation will produce the same result as the comparison find procedure</text:span></text:p></office:annotation> <text:bookmark text:name="line-6901"/></text:p>
      <text:p text:style-name="Standard"><text:tab/><text:tab/><text:tab/>compare when t = dog</text:p>
      <text:p text:style-name="Standard"><text:tab/><text:tab/><text:tab/><text:tab/>s.find(t,i) = -1</text:p>
      <text:p text:style-name="Standard"><text:tab/><text:tab/><text:tab/><text:tab/>s[i:].find(t) + i = 2</text:p>
      <text:p text:style-name="Standard"><text:tab/>d. s[i: ].find(t[i: ]) = “city”.find(“ity”) = 1</text:p>
      <text:p text:style-name="Standard"/>
      <text:p text:style-name="P3">EXTRACTING LINKS</text:p>
      <text:p text:style-name="P5">-web page = a long sequence of characters; this string of characters is what's show in View Source</text:p>
      <text:p text:style-name="Standard"><text:span text:style-name="T1">-for the web crawler, we want to find links – we can find links by looking for the sequence that <text:tab/>corresponds to an anchor tag </text:span><text:bookmark text:name="CA-f7870cf1c99dc16f119e0efd1eed5b72e42ae8ed"/><text:bookmark text:name="CA-f7870cf1c99dc16f119e0efd1eed5b72e42ae8ed_1"/><text:bookmark text:name="line-1-87"/><text:span text:style-name="T6">&lt;a href="&lt;url&gt;"&gt;</text:span></text:p>
      <text:p text:style-name="P5">-ultimately, we want the crawler to find all the links on a page, keep track of them ,and follow them <text:tab/>to other pages to find more web content</text:p>
      <text:p text:style-name="P5"><text:tab/>&gt; unit 1 – extract link target</text:p>
      <text:p text:style-name="P5"><text:tab/>&gt; unit 2 – keep going to get all the link targets</text:p>
      <text:p text:style-name="P5"><text:tab/>&gt; unit 3 – keep track of the link targets to be able to crawl the target pages</text:p>
      <text:p text:style-name="Standard"><text:span text:style-name="T1">-For now, our goal is to take the text from a web request and find the first link target in that text. We <text:tab/>can do this by finding the anchor tag, </text:span><text:span text:style-name="Strong_20_Emphasis"><text:span text:style-name="T1">&lt;a href="</text:span></text:span><text:span text:style-name="T1">, and then extract from that tag the URL that </text:span><text:soft-page-break/><text:span text:style-name="T1"><text:tab/>is found between the double quotes. We will assume that with the page's contents in a <text:tab/>variable, “page.”</text:span></text:p>
      <text:p text:style-name="P5"><text:tab/>&gt; Quiz 19: Write Python code that initializes the variable start_link to be the value of the <text:tab/><text:tab/>position where the first '&lt;a href=' occurs in a page.</text:p>
      <text:p text:style-name="P5"><text:tab/><text:tab/><text:tab/>page = '''&lt;div id="top_bin"&gt; &lt;div id="top_content" class="width960"&gt;</text:p>
      <text:p text:style-name="P5"><text:s text:c="3"/><text:tab/><text:tab/><text:tab/><text:tab/>&lt;div class="udacity float-left"&gt; &lt;a href="/"&gt;'''</text:p>
      <text:p text:style-name="Standard"><text:span text:style-name="T1"><text:tab/><text:tab/><text:tab/></text:span><text:span text:style-name="T2">start_link= page.find('&lt;a href=' )</text:span></text:p>
      <text:p text:style-name="P16"/>
      <text:p text:style-name="Standard"><text:span text:style-name="T1"><text:tab/>&gt; Quiz 20: </text:span><text:bookmark text:name="Quiz_20:_Final_Quiz"/>Write Python code that assigns to the variable url a string that is the value of <text:tab/><text:tab/><text:tab/>the first URL that appears in a link tag in the string page.<text:bookmark text:name="line-722"/> For the example page used <text:tab/><text:tab/>in the test code, your code should end up with url having the value <text:tab/><text:tab/><text:tab/><text:tab/>'http://xkcd.com'. </text:p>
      <text:p text:style-name="Standard"><text:tab/><text:tab/><text:tab/>page =('&lt;div id="top_bin"&gt;&lt;div id="top_content" class="width960"&gt;'</text:p>
      <text:p text:style-name="Standard"><text:tab/><text:tab/><text:tab/><text:tab/>'&lt;div class="udacity float-left"&gt;&lt;a href="http://www.xkcd.com"&gt;')</text:p>
      <text:p text:style-name="Standard"><text:tab/><text:tab/><text:tab/>start_link = page.find('&lt;a href=')</text:p>
      <text:p text:style-name="Standard"/>
      <text:p text:style-name="Standard"><text:tab/><text:tab/><text:tab/>print start_link</text:p>
      <text:p text:style-name="Standard"><text:tab/><text:tab/><text:tab/>89</text:p>
      <text:p text:style-name="Standard"/>
      <text:p text:style-name="Standard"><text:tab/>OK – so the first step needed here is to define end_link in some useful way, so that we can <text:tab/>find it. <text:tab/>All URLs will end with “&gt;, so <text:s/>that's the “stopping point” of the find procedure – and <text:tab/>the starting point should be the beginning of the URL, so the definition should look like this:</text:p>
      <text:p text:style-name="Standard"/>
      <text:p text:style-name="Standard"><text:tab/><text:tab/><text:tab/>end_link=page.find(' “&gt;', start_link)</text:p>
      <text:p text:style-name="Standard"/>
      <text:p text:style-name="Standard"><text:tab/>This is an instance of &lt;search string&gt;.find(&lt;target string&gt;, &lt;number&gt;); the number says <text:tab/><text:tab/>where to begin looking for target string – start_link is a number (89 – see above); see unit 1 <text:tab/>section 16 for more information </text:p>
      <text:p text:style-name="Standard"><text:tab/><text:tab/></text:p>
      <text:p text:style-name="Standard"><text:tab/><text:tab/><text:tab/>print end_link</text:p>
      <text:p text:style-name="Standard"><text:tab/><text:tab/><text:tab/>117</text:p>
      <text:p text:style-name="Standard"/>
      <text:p text:style-name="Standard"><text:tab/>Now one thing we could do to target the URL seems kind of cheaty – cut off the first 9 <text:tab/><text:tab/>characters after start_link – i.e., &lt;a href=” – in combination with end_link, this will target <text:tab/>exactly what's between the quotation marks. This is an instance of finding strings inside <text:tab/><text:tab/>other strings, so I need indexing: </text:p>
      <text:p text:style-name="Standard"/>
      <text:p text:style-name="Standard"><text:tab/><text:tab/><text:tab/>url = page[start_link+9:end_link]</text:p>
      <text:p text:style-name="Standard"/>
      <text:p text:style-name="Standard"><text:tab/>This tells me that url = search string from position 89 + 9 to position 117</text:p>
      <text:p text:style-name="Standard"><text:tab/><text:tab/><text:tab/></text:p>
      <text:p text:style-name="Standard"><text:tab/><text:tab/><text:tab/>print url</text:p>
      <text:p text:style-name="Standard"><text:tab/><text:tab/><text:tab/>http://www.xkcd.com</text:p>
      <text:p text:style-name="Standard"/>
      <text:p text:style-name="Standard"/>
      <text:p text:style-name="Standard"><text:tab/>Let's try for a less cheaty version. The code thus far: </text:p>
      <text:p text:style-name="Standard"/>
      <text:p text:style-name="Standard"><text:tab/><text:tab/>page =('&lt;div id="top_bin"&gt;&lt;div id="top_content" class="width960"&gt;'</text:p>
      <text:p text:style-name="Standard"><text:tab/><text:tab/><text:tab/>'&lt;div class="udacity float-left"&gt;&lt;a href="http://www.xkcd.com"&gt;')</text:p>
      <text:p text:style-name="Standard"><text:tab/><text:tab/>start_link = page.find('&lt;a href=')</text:p>
      <text:p text:style-name="Standard"><text:tab/><text:tab/>print start_link</text:p>
      <text:p text:style-name="Standard"><text:tab/><text:tab/>89</text:p>
      <text:p text:style-name="Standard"><text:soft-page-break/><text:tab/><text:tab/>start_url=page.find(' “ ', start_link<office:annotation><dc:creator>Unknown Author</dc:creator><dc:date>2012-06-08T12:47:57.79</dc:date><text:p text:style-name="P22"><text:span text:style-name="T13">Find the first quotation mark after &lt;a – the opening quotation mark enclosing the URL</text:span></text:p></office:annotation>)</text:p>
      <text:p text:style-name="Standard"><text:tab/><text:tab/>print start_url</text:p>
      <text:p text:style-name="Standard"><text:tab/><text:tab/>97</text:p>
      <text:p text:style-name="Standard"><text:tab/><text:tab/>end_url=page.find(' “&gt;', start_url +1)<office:annotation><dc:creator>Unknown Author</dc:creator><dc:date>2012-06-08T12:32:10.79</dc:date><text:p text:style-name="P22"><text:span text:style-name="T13">Find the next <text:s/>occurrence of quotation mark after a href=” – the + 1 takes us over the opening quotation mark; if we simply put start_url here, we'll just find the opening quotation mark again – we need the ending quotation mark; if we start looking at +1, we'll find the first quotation mark after the opening one, which given the syntax of anchor tags, will be the closing quotation mark</text:span></text:p></office:annotation></text:p>
      <text:p text:style-name="Standard"><text:tab/><text:tab/>print end_url</text:p>
      <text:p text:style-name="Standard"><text:tab/><text:tab/>117</text:p>
      <text:p text:style-name="Standard"><text:tab/><text:tab/>url = page[start_url + 1:end_url]<office:annotation><dc:creator>Unknown Author</dc:creator><dc:date>2012-06-08T12:51:25.79</dc:date><text:p text:style-name="P22"><text:span text:style-name="T13">I want url to select a subsequence from the search string page url = page [start:stop] – a subsequence that begins just after the first quotation mark after a href (i.e., start_url+1) and ends just before the second quotation mark (end_url) – remember that the selection ends at position 'stop' but does not include the character at position 'stop' – so it includes the characters from position 'start' up through 'stop -1'</text:span></text:p></office:annotation></text:p>
      <text:p text:style-name="Standard"><text:tab/><text:tab/>print url</text:p>
      <text:p text:style-name="Standard"><text:tab/><text:tab/>http://www.xkcd.com</text:p>
      <text:p text:style-name="Standard"><text:tab/></text:p>
      <text:p text:style-name="Standard"/>
      <text:p text:style-name="P3">HOMEWORK 1</text:p>
      <text:p text:style-name="P5">1. first URL is not a clickable link – it's a W3 link in the doctype</text:p>
      <text:p text:style-name="P5">2. <text:s/>Write Python code that prints out the number of hours in 7 weeks.</text:p>
      <text:p text:style-name="P5"><text:tab/>days = 7 * 7</text:p>
      <text:p text:style-name="P5"><text:tab/>hours = days * 24</text:p>
      <text:p text:style-name="P5"><text:tab/>print hours</text:p>
      <text:p text:style-name="P5"><text:tab/>1176</text:p>
      <text:p text:style-name="P5">3. Which of the following sequences of statements leaves the value of variable x the same as it was <text:tab/>before the statements? Assume that both a and x refer to integer values before this code.</text:p>
      <text:p text:style-name="P3"><text:span text:style-name="T1"><text:tab/></text:span><text:span text:style-name="T2">a.</text:span><text:span text:style-name="T1"> a = x</text:span></text:p>
      <text:p text:style-name="P5"><text:s text:c="15"/>a = a + 1</text:p>
      <text:p text:style-name="P5"><text:tab/><text:tab/>&gt; initially, a and x both refer to the same integer – then the value of a changes to <text:tab/><text:tab/><text:tab/>integer + 1, but the value of x remains the same as it did at the outset – so: </text:p>
      <text:p text:style-name="P3"><text:span text:style-name="T1"><text:tab/><text:tab/>1. a =</text:span><text:span text:style-name="T12">▲ <text:s/>x = ►</text:span></text:p>
      <text:p text:style-name="P9"><text:tab/><text:tab/>2. a =x: a = ► x = ► </text:p>
      <text:p text:style-name="P9"><text:tab/><text:tab/>3. a=a+1: a= ▼(i.e., ► + 1) x = ► – NB value of x remains the same throughout</text:p>
      <text:p text:style-name="P3"><text:span text:style-name="T1"><text:tab/></text:span><text:span text:style-name="T2">b.</text:span><text:span text:style-name="T1"> a = x</text:span></text:p>
      <text:p text:style-name="P5"><text:s text:c="16"/>x = a</text:p>
      <text:p text:style-name="P5"><text:tab/><text:tab/>&gt;when x is set equal to a, a has previously been changed to refer to what x refers to, <text:tab/><text:tab/>so x remains the same</text:p>
      <text:p text:style-name="P3"><text:span text:style-name="T1"><text:tab/><text:tab/>1. a =</text:span><text:span text:style-name="T12">▲ <text:s/>x = ►</text:span></text:p>
      <text:p text:style-name="P9"><text:tab/><text:tab/>2. a =x: a = ► x = ► </text:p>
      <text:p text:style-name="P9"><text:tab/><text:tab/>3. x = a: <text:s/>x = ► a = ► – NB this refers to the transformed a of step 2, not the <text:tab/><text:tab/><text:tab/><text:tab/>original a of step 1</text:p>
      <text:p text:style-name="P5"><text:tab/>c. x = x + 1</text:p>
      <text:p text:style-name="P5"><text:s text:c="16"/>x = x</text:p>
      <text:p text:style-name="P5"><text:tab/><text:tab/>&gt; the value of x is changed at step 2, and it remains changed in step 3</text:p>
      <text:p text:style-name="P3"><text:span text:style-name="T1"><text:tab/><text:tab/>1. </text:span><text:span text:style-name="T12">x = ►</text:span></text:p>
      <text:p text:style-name="P9"><text:tab/><text:tab/>2. x = ▼ (i.e., ► + 1)</text:p>
      <text:p text:style-name="P9"><text:tab/><text:tab/>3. x = ▼ </text:p>
      <text:p text:style-name="P3"><text:span text:style-name="T1"><text:tab/></text:span><text:span text:style-name="T2">d</text:span><text:span text:style-name="T1">. a,x = x,a</text:span><text:span text:style-name="T1"><office:annotation><dc:creator>Unknown Author</dc:creator><dc:date>2012-06-08T13:41:17.80</dc:date><text:p text:style-name="P22"><text:span text:style-name="T13">This says a (on the left) should equal x (on the right) and x (on the left) should equal a (on the right) – end result is that x and a swap values</text:span></text:p></office:annotation></text:span></text:p>
      <text:p text:style-name="P5"><text:tab/> <text:s text:c="3"/>a,x = x,a</text:p>
      <text:p text:style-name="P5"><text:tab/><text:tab/>&gt; see comment – two applications of this will swap the values back to their initial <text:tab/><text:tab/><text:tab/>state </text:p>
      <text:p text:style-name="P3"><text:span text:style-name="T1"><text:tab/><text:tab/>1. a =</text:span><text:span text:style-name="T12">▲ <text:s/>x = ► </text:span></text:p>
      <text:p text:style-name="P9"><text:tab/><text:tab/>2. a,x = x,a: a should equal x: a =► <text:s/>x = ►</text:p>
      <text:p text:style-name="P9"><text:tab/><text:tab/><text:tab/> <text:s text:c="7"/>x should equal a: x =▲ a =▲</text:p>
      <text:p text:style-name="P9"><text:tab/><text:tab/><text:tab/>(▲, ► = ▲,►) establishes a new assignment on the right-hand side, in <text:tab/><text:tab/><text:tab/><text:tab/><text:tab/>which a = ► and x = ▲</text:p>
      <text:p text:style-name="P9"><text:tab/><text:tab/>3. a,x = x,a: a should equal x: a =▲ x =▲ (based on the assignment in the line <text:tab/><text:tab/><text:tab/><text:tab/><text:tab/><text:tab/>above)</text:p>
      <text:p text:style-name="P9"><text:soft-page-break/><text:tab/><text:tab/> <text:s text:c="19"/>x should equal a: a =► <text:s/>x = ►</text:p>
      <text:p text:style-name="P9"><text:tab/><text:tab/><text:tab/>(▲,► = ▲, ►) returns to the initial assignment</text:p>
      <text:p text:style-name="P3"><text:span text:style-name="T1"><text:tab/></text:span><text:span text:style-name="T2">e</text:span><text:span text:style-name="T1">. z = x</text:span></text:p>
      <text:p text:style-name="P5"><text:tab/> <text:s text:c="3"/>a = z</text:p>
      <text:p text:style-name="P5"><text:s text:c="16"/>x = a</text:p>
      <text:p text:style-name="P5"><text:tab/><text:tab/>&gt; value of x remains the same throughout</text:p>
      <text:p text:style-name="P3"><text:span text:style-name="T1"><text:tab/><text:tab/>1. z = </text:span><text:span text:style-name="T12">▲ </text:span><text:span text:style-name="T1">a= </text:span><text:span text:style-name="T12">► </text:span><text:span text:style-name="T1">x=</text:span><text:span text:style-name="T12">▼</text:span></text:p>
      <text:p text:style-name="P3"><text:span text:style-name="T1"><text:tab/><text:tab/>2. z = x: z = </text:span><text:span text:style-name="T12">▼ <text:s/>x=▼</text:span></text:p>
      <text:p text:style-name="P3"><text:span text:style-name="T1"><text:tab/><text:tab/>3. a = z: a = </text:span><text:span text:style-name="T12">▼ </text:span><text:span text:style-name="T1">z = </text:span><text:span text:style-name="T12">▼</text:span></text:p>
      <text:p text:style-name="P3"><text:span text:style-name="T1"><text:tab/><text:tab/>4. x = a: x=</text:span><text:span text:style-name="T12">▼ a = ▼</text:span></text:p>
      <text:p text:style-name="P5"><text:s/></text:p>
      <text:p text:style-name="P5">4. Write Python code that stores the distance in meters that light travels in one nanosecond in the variable, nanodistance. These variables are defined for you: speed_of_light = 299800000 meters per second, nano_per_sec = 1000000000.</text:p>
      <text:p text:style-name="P5"><text:tab/>nanodistance = speed_of_light/nano_per_sec</text:p>
      <text:p text:style-name="P5"><text:tab/>print nanodistance</text:p>
      <text:p text:style-name="P5"><text:tab/>0.2998</text:p>
      <text:p text:style-name="P5">5. Given any string s, which of the following always have the same value as s? Be careful, s could be an empty string (' ').</text:p>
      <text:p text:style-name="P3"><text:span text:style-name="T1"><text:tab/></text:span><text:span text:style-name="T2">a.</text:span><text:span text:style-name="T1"> “a” + s[1:] – this will add “a” to the beginning of s, but then it searches from the first <text:tab/><text:tab/><text:tab/>position to the end, which cuts off “a” since it's in the 0</text:span><text:span text:style-name="T9">th</text:span><text:span text:style-name="T1"> position – thus the result <text:tab/><text:tab/>will always be the same as s, even if s is an empty string</text:span></text:p>
      <text:p text:style-name="P3"><text:span text:style-name="T1"><text:tab/>b. s[0] + s[1:] –note that there is no colon in the first set of brackets; this concatenates the 0</text:span><text:span text:style-name="T9">th</text:span><text:span text:style-name="T1"> <text:tab/><text:tab/>place of s with s beginning from position 1; so, if s is “meow,” the result will be m + <text:tab/><text:tab/>eow, or “meow,” which is not the same as s</text:span></text:p>
      <text:p text:style-name="P5"><text:tab/><text:tab/>HOWEVER</text:p>
      <text:p text:style-name="P3"><text:span text:style-name="T1"><text:tab/><text:tab/>if s is an empty string, it throws IndexError: string out of range, since there is no 0</text:span><text:span text:style-name="T9">th</text:span><text:span text:style-name="T1"> <text:tab/><text:tab/>place in the empty string (oddly s[1:] doesn't throw this error – why not? Presumably <text:tab/><text:tab/>there's no 1</text:span><text:span text:style-name="T9">st</text:span><text:span text:style-name="T1"> position either); and the IndexError is not the same as the empty string, <text:tab/><text:tab/>so these do not have the same value</text:span></text:p>
      <text:p text:style-name="P3"><text:span text:style-name="T1"><text:tab/></text:span><text:span text:style-name="T2">c.</text:span><text:span text:style-name="T1"> s + ' ' – this concatenates s with nothing, so the result will always be the same as s</text:span></text:p>
      <text:p text:style-name="P3"><text:span text:style-name="T1"><text:tab/></text:span><text:span text:style-name="T2">d</text:span><text:span text:style-name="T1">. s[0:] – this selects from the 0</text:span><text:span text:style-name="T9">th</text:span><text:span text:style-name="T1"> place to the end, so the result will always be the same as s; <text:tab/><text:tab/>note that this is [0:], not [0] – the latter would give an error if s were an empty string, <text:tab/><text:tab/>but the former does not (that's just how the subsequence operator works)</text:span></text:p>
      <text:p text:style-name="P5"><text:tab/><text:tab/></text:p>
      <text:p text:style-name="P3"><text:span text:style-name="T1">6. Given the variables s and t defined as: s = 'udacity' t = 'bodacious', write Python code that prints <text:tab/>out udacious without using any quote characters</text:span><text:span text:style-name="T1"><office:annotation><dc:creator>Unknown Author</dc:creator><dc:date>2012-06-08T14:27:47.81</dc:date><text:p text:style-name="P22"><text:span text:style-name="T13">Not sure what this means – what am I avoiding?</text:span></text:p></office:annotation></text:span><text:span text:style-name="T1"> in your code.</text:span></text:p>
      <text:p text:style-name="P5"><text:tab/><text:tab/>s = 'udacity' </text:p>
      <text:p text:style-name="P5"><text:tab/><text:tab/>t = 'bodacious'</text:p>
      <text:p text:style-name="P5"><text:tab/><text:tab/>OK – so what I want to do here is select the string “u” from s and the string <text:tab/><text:tab/><text:tab/><text:tab/>“dacious” from t, and then concatenate them.</text:p>
      <text:p text:style-name="P5"><text:s/><text:tab/><text:tab/><text:tab/><text:tab/>begin = s[:1]</text:p>
      <text:p text:style-name="P3"><text:span text:style-name="T1"><text:tab/><text:tab/><text:tab/><text:tab/>end = t[2:]</text:span><text:span text:style-name="T1"><office:annotation><dc:creator>Unknown Author</dc:creator><dc:date>2012-06-08T14:25:11.81</dc:date><text:p text:style-name="P22"><text:span text:style-name="T13">No need to have defined “begin” and “end” here – could have gone straight to concatenating</text:span></text:p></office:annotation></text:span></text:p>
      <text:p text:style-name="P5"><text:tab/><text:tab/><text:tab/><text:tab/>result = begin + end</text:p>
      <text:p text:style-name="P5"/>
      <text:p text:style-name="P5"><text:tab/>Other viable options: print s[:5] + t[6:] <text:s text:c="2"/>(“udaci” + “ous”)</text:p>
      <text:p text:style-name="P5"><text:tab/><text:tab/><text:tab/> <text:s text:c="10"/>print s[:-2] + t[-3:]</text:p>
      <text:p text:style-name="P5">7. Assume text is a variable that holds a string. Write Python code that prints out the position of the <text:tab/>first occurrence of 'hoo' in the value of text, or -1 if it does not occur at all.</text:p>
      <text:p text:style-name="P5"><text:tab/><text:tab/>text = "first hoo" </text:p>
      <text:p text:style-name="P5"><text:tab/><text:tab/>text.find(“hoo”)</text:p>
      <text:p text:style-name="P5"><text:tab/><text:tab/>print text.find(“hoo”)</text:p>
      <text:p text:style-name="P5"><text:soft-page-break/>8. <text:s/>Assume text is a variable that holds a string. Write Python code that prints out the position of the <text:tab/>second occurrence of 'zip' in text, or -1 if it does not occur at least twice.</text:p>
      <text:p text:style-name="P5"><text:tab/><text:tab/># For example,</text:p>
      <text:p text:style-name="P5"><text:tab/><text:tab/>#text = 'all zip files are zipped' </text:p>
      <text:p text:style-name="P5"><text:tab/><text:tab/># &gt;&gt;&gt; 18</text:p>
      <text:p text:style-name="P5"><text:tab/><text:tab/># text = 'all zip files are compressed'</text:p>
      <text:p text:style-name="P5"><text:tab/><text:tab/># &gt;&gt;&gt; -1</text:p>
      <text:p text:style-name="P3"><text:span text:style-name="T1"><text:tab/>text = "all zip files are zipped" </text:span><text:span text:style-name="T1"><office:annotation><dc:creator>Unknown Author</dc:creator><dc:date>2012-06-08T14:47:10.81</dc:date><text:p text:style-name="P22"><text:span text:style-name="T13">The answer to this exercise makes a lot more sense if you assume this code must apply to ANY text, not just the sentence here</text:span></text:p></office:annotation></text:span></text:p>
      <text:p text:style-name="P5"><text:tab/>My first answer – too narrow: </text:p>
      <text:p text:style-name="P5"><text:tab/><text:tab/>print text.find(“zip”, 0)</text:p>
      <text:p text:style-name="P5"><text:tab/><text:tab/>4<text:tab/><text:tab/></text:p>
      <text:p text:style-name="P5"><text:tab/><text:tab/>print text.find(“zip”,5)</text:p>
      <text:p text:style-name="P3"><text:span text:style-name="T1"><text:tab/><text:tab/>18</text:span><text:span text:style-name="T1"><office:annotation><dc:creator>Unknown Author</dc:creator><dc:date>2012-06-08T14:48:11.81</dc:date><text:p text:style-name="P22"><text:span text:style-name="T13">This gives the right answer for this string, but not necessarily for any other string – the correct code will not rely on these numbers, but instead on variables and positioning</text:span></text:p></office:annotation></text:span></text:p>
      <text:p text:style-name="P5">So let's write code that could do this for any text. </text:p>
      <text:p text:style-name="P3"><text:span text:style-name="T1"><text:tab/>first_zip=text.find(“zip”)</text:span><text:span text:style-name="T1"><office:annotation><dc:creator>Unknown Author</dc:creator><dc:date>2012-06-08T14:50:29.81</dc:date><text:p text:style-name="P22"><text:span text:style-name="T13">Locates the first occurrence of “zip”</text:span></text:p></office:annotation></text:span></text:p>
      <text:p text:style-name="P3"><text:span text:style-name="T1"><text:tab/>print = text.find(“zip”,first_zip+1)</text:span><text:span text:style-name="T1"><office:annotation><dc:creator>Unknown Author</dc:creator><dc:date>2012-06-08T14:54:12.82</dc:date><text:p text:style-name="P22"><text:span text:style-name="T15">Locates the next occurrence of zip, beginning search from the 1</text:span><text:span text:style-name="T16">st</text:span><text:span text:style-name="T15"> position after the initial occurrence – so as not to simply find the first occurrence again</text:span></text:p></office:annotation></text:span></text:p>
      <text:p text:style-name="P5"/>
      <text:p text:style-name="P5">9. Given a variable x that stores the value of any decimal number, write Python code that prints out the nearest whole number to x. You can assume that x is not negative. <text:s/>So, if x = 3.14, then print out 3, but if x = 27.63, print out 28</text:p>
      <text:p text:style-name="P5"/>
      <text:p text:style-name="P5">&gt;&gt; this problem involves the str function, which looks like this: </text:p>
      <text:p text:style-name="P5"><text:tab/><text:tab/>str(&lt;number&gt;) → &lt;string&gt;, so str(89) → “89”</text:p>
      <text:p text:style-name="P5"><text:tab/><text:tab/></text:p>
      <text:p text:style-name="P5"># x = 3.14159</text:p>
      <text:p text:style-name="Preformatted_20_Text"/>
      <text:p text:style-name="Preformatted_20_Text"><text:bookmark text:name="line-17"/>Test cases</text:p>
      <text:p text:style-name="Preformatted_20_Text"># &gt;&gt;&gt; 3 (not 3.0)–note that this has no decimal point</text:p>
      <text:p text:style-name="Preformatted_20_Text"><text:bookmark text:name="line-18"/># x = 27.63</text:p>
      <text:p text:style-name="Preformatted_20_Text"><text:bookmark text:name="line-19"/># &gt;&gt;&gt; 28 (not 28.0)–note that this has no decimal point</text:p>
      <text:p text:style-name="Preformatted_20_Text"><text:bookmark text:name="line-20"/># x = 3.5</text:p>
      <text:p text:style-name="P1"><text:bookmark text:name="line-21"/># &gt;&gt;&gt; 4 (not 4.0) –note that this has no decimal point</text:p>
      <text:p text:style-name="P5"/>
      <text:p text:style-name="P5"><text:tab/>x = str(x + 0.5)</text:p>
      <text:p text:style-name="P5"><text:tab/>decimal_point=x.find(“.”)</text:p>
      <text:p text:style-name="P5"><text:tab/>front_decimal=x[:decimal_point]</text:p>
      <text:p text:style-name="P5"><text:tab/>print front_decimal</text:p>
      <text:p text:style-name="P5"/>
      <text:p text:style-name="P5"><text:tab/>&gt;&gt; this problem involves the str function, which looks like this: </text:p>
      <text:p text:style-name="P5"><text:tab/><text:tab/>str(&lt;number&gt;) → &lt;string&gt;, so str(89) → “89”</text:p>
      <text:p text:style-name="P5"><text:tab/>&gt;&gt; to experiment, let's just say x=27.63 – how to write the code that will round this to 28 &amp; <text:tab/><text:tab/>print that result? </text:p>
      <text:p text:style-name="P3"><text:span text:style-name="T1"><text:tab/><text:tab/><text:tab/>&gt; <text:tab/>x=”27.63”</text:span><text:span text:style-name="T1"><office:annotation><dc:creator>Unknown Author</dc:creator><dc:date>2012-06-08T16:42:20.82</dc:date><text:p text:style-name="P22"><text:span text:style-name="T13">Must make the number into a string first – it has to be a string before the find procedure can search for substrings in it</text:span></text:p></office:annotation></text:span></text:p>
      <text:p text:style-name="P5"><text:tab/><text:tab/><text:tab/><text:tab/>decimal_point = x.find(“.”)</text:p>
      <text:p text:style-name="P3"><text:span text:style-name="T1"><text:tab/><text:tab/><text:tab/><text:tab/>print decimal_point</text:span><text:span text:style-name="T1"><office:annotation><dc:creator>Unknown Author</dc:creator><dc:date>2012-06-08T16:44:52.82</dc:date><text:p text:style-name="P22"><text:span text:style-name="T13">All these print steps are just double checking – they're not needed</text:span></text:p></office:annotation></text:span></text:p>
      <text:p text:style-name="P5"><text:tab/><text:tab/><text:tab/><text:tab/>2</text:p>
      <text:p text:style-name="P5"><text:tab/><text:tab/><text:tab/><text:tab/>front_decimal=x[:decimal_point]</text:p>
      <text:p text:style-name="P5"><text:tab/><text:tab/><text:tab/><text:tab/>print front_decimal</text:p>
      <text:p text:style-name="P5"><text:tab/><text:tab/><text:tab/><text:tab/>27</text:p>
      <text:p text:style-name="P5"><text:tab/><text:tab/><text:tab/><text:tab/>back_decimal = x[decimal_point+1]</text:p>
      <text:p text:style-name="P5"><text:tab/><text:tab/><text:tab/><text:tab/>print back_decimal</text:p>
      <text:p text:style-name="P5"><text:tab/><text:tab/><text:tab/><text:tab/>6</text:p>
      <text:p text:style-name="P5"/>
      <text:p text:style-name="P5"><text:soft-page-break/><text:tab/>THESE SHOULD BE THE STEPS TO ISOLATE THE RELVANT PORTIONS OF THE <text:tab/><text:tab/>DECIMAL – front for later application of print or print +1, and the back for deciding <text:tab/><text:tab/>which it should be</text:p>
      <text:p text:style-name="P5"/>
      <text:p text:style-name="P5"/>
      <text:p text:style-name="P5"><text:tab/>EXCEPT – this code doesn't work properly for the test cases w/o a decimal</text:p>
      <text:p text:style-name="P5"><text:tab/>x=”4”</text:p>
      <text:p text:style-name="P5"><text:tab/>decimal_point=x.find(“.”)</text:p>
      <text:p text:style-name="P5"><text:tab/>print decimal_point</text:p>
      <text:p text:style-name="P5"><text:tab/>&gt;&gt;&gt;-1</text:p>
      <text:p text:style-name="P3"><text:span text:style-name="T1"><text:tab/>front_decimal=x[:decimal_point]</text:span><text:span text:style-name="T1"><office:annotation><dc:creator>Unknown Author</dc:creator><dc:date>2012-06-08T18:26:55.83</dc:date><text:p text:style-name="P22"><text:span text:style-name="T13">Note that this says x[:-1] – “start at the beginning and stop at the next-to-last place” – there's only one place (i.e., no next-to-last place), so this gives no output</text:span></text:p></office:annotation></text:span></text:p>
      <text:p text:style-name="P5"><text:tab/>print front decimal</text:p>
      <text:p text:style-name="P5"><text:tab/>&gt;&gt;&gt;</text:p>
      <text:p text:style-name="P3"><text:span text:style-name="T1"><text:tab/>back_decimal=x[decimal_point+1]</text:span><text:span text:style-name="T1"><office:annotation><dc:creator>Unknown Author</dc:creator><dc:date>2012-06-08T18:28:59.83</dc:date><text:p text:style-name="P22"><text:span text:style-name="T13">Note that this says x[-1+1] or x[0] – and the 0</text:span><text:span text:style-name="T14">th</text:span><text:span text:style-name="T13"> place of x is 4 in this case</text:span></text:p></office:annotation></text:span></text:p>
      <text:p text:style-name="P5"><text:tab/>print back_decimal</text:p>
      <text:p text:style-name="P5"><text:tab/>&gt;&gt;&gt; 4</text:p>
      <text:p text:style-name="P5"/>
      <text:p text:style-name="P5"><text:tab/>x=”28”</text:p>
      <text:p text:style-name="P5"><text:tab/>decimal_point=x.find(“.”)</text:p>
      <text:p text:style-name="P5"><text:tab/>print decimal_point</text:p>
      <text:p text:style-name="P5"><text:tab/>&gt;&gt;&gt;-1</text:p>
      <text:p text:style-name="P5"><text:tab/>front_decimal=x[:decimal_point]</text:p>
      <text:p text:style-name="P5"><text:tab/>print front_decimal</text:p>
      <text:p text:style-name="P3"><text:span text:style-name="T1"><text:tab/>&gt;&gt;&gt; 2</text:span><text:span text:style-name="T1"><office:annotation><dc:creator>Unknown Author</dc:creator><dc:date>2012-06-08T18:32:00.83</dc:date><text:p text:style-name="P22"><text:span text:style-name="T13">Followed the code correctly and printed out “start at the beginning and stop at the next-to-last place” – the next-to-last place of 28 is 2</text:span></text:p></office:annotation></text:span></text:p>
      <text:p text:style-name="P3"><text:span text:style-name="T1"><text:tab/>back_decimal=x[decimal_point+1]</text:span><text:span text:style-name="T1"><office:annotation><dc:creator>Unknown Author</dc:creator><dc:date>2012-06-08T18:33:59.83</dc:date><text:p text:style-name="P22"><text:span text:style-name="T13">Followed the code correctly – x[0] – 0</text:span><text:span text:style-name="T14">th</text:span><text:span text:style-name="T13"> place of x is 2</text:span></text:p></office:annotation></text:span></text:p>
      <text:p text:style-name="P5"><text:tab/>print back_decimal</text:p>
      <text:p text:style-name="P5"><text:tab/>&gt;&gt;&gt;2</text:p>
      <text:p text:style-name="P5"/>
      <text:p text:style-name="P5"><text:tab/>NOW, THE ACTUAL ROUNDING – Strategy now seems like it should be to evaluate <text:tab/><text:tab/><text:tab/>back_decimal <text:s/>for instances of 0-4 and print front_decimal if back_decimal is found <text:tab/><text:tab/>to be any of those digits, and to back_decimal for instances of 5-9 and <text:s/>print <text:tab/><text:tab/><text:tab/>front_decimal +1 if back_decimal is found to be any of those digits</text:p>
      <text:p text:style-name="P5"><text:tab/><text:tab/>&gt;&gt; however, to add 1 to the material before the decimal point, we're going to need it <text:tab/><text:tab/><text:tab/>in un-stringed form – doesn't seem like you can add a number to string, need <text:tab/><text:tab/><text:tab/>to add a number to a number ← this is right – trying to print front_decimal + <text:s/><text:tab/><text:tab/><text:tab/>1 at this stage throws a Type Error saying cannot concatenate 'str' and 'int' <text:tab/><text:tab/><text:tab/>objects </text:p>
      <text:p text:style-name="P5"/>
      <text:p text:style-name="P5"><text:tab/>&gt; how to do this</text:p>
      <text:p text:style-name="P5"><text:tab/><text:tab/>back_decimal.find(“0”)</text:p>
      <text:p text:style-name="P5"><text:tab/><text:tab/>back_decimal.find(“1”)</text:p>
      <text:p text:style-name="P5"><text:tab/><text:tab/>back_decimal.find(“2”)</text:p>
      <text:p text:style-name="P5"><text:tab/><text:tab/>back_decimal.find(“3”)</text:p>
      <text:p text:style-name="P5"><text:tab/><text:tab/>back_decimal.find(“4”)</text:p>
      <text:p text:style-name="P5"><text:tab/><text:tab/><text:tab/>&gt;&gt; if all of these come back -1 (i.e., none are found), then print non-string <text:tab/><text:tab/><text:tab/><text:tab/>front_decimal +1</text:p>
      <text:p text:style-name="P3"><text:span text:style-name="T1"><text:tab/><text:tab/><text:tab/>&gt;&gt;if any of them come back 0 (i.e., 0</text:span><text:span text:style-name="T9">th</text:span><text:span text:style-name="T1"> position of back_decimal – the only <text:tab/><text:tab/><text:tab/><text:tab/>position), then print front_decimal</text:span></text:p>
      <text:p text:style-name="P5"><text:tab/><text:tab/><text:tab/>&gt;&gt; how the execute this if-then business?</text:p>
      <text:p text:style-name="P5"/>
      <text:p text:style-name="P5">BUT – we have no way to do ifs yet – so . . . . code thus far, w/attempt to fix the cases w/o decimal points: </text:p>
      <text:p text:style-name="P5"><text:soft-page-break/><text:tab/>x = str(x + 0.5)</text:p>
      <text:p text:style-name="P5"><text:tab/>decimal_point=x.find(“.”)</text:p>
      <text:p text:style-name="P3"><text:span text:style-name="T1"><text:tab/>front_decimal=x[:decimal_point]</text:span><text:span text:style-name="T1"><office:annotation><dc:creator>Unknown Author</dc:creator><dc:date>2012-06-08T19:08:22.84</dc:date><text:p text:style-name="P22"><text:span text:style-name="T13">No longer need back_decimal at all – it plays no role</text:span></text:p></office:annotation></text:span></text:p>
      <text:p text:style-name="P5"><text:tab/>print front_deci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0:25:36.51</meta:creation-date>
    <dc:date>2012-06-13T20:59:11.12</dc:date>
    <meta:editing-duration>P1DT19H46M44S</meta:editing-duration>
    <meta:editing-cycles>302</meta:editing-cycles>
    <meta:generator>OpenOffice.org/3.3$Win32 OpenOffice.org_project/330m20$Build-9567</meta:generator>
    <meta:document-statistic meta:table-count="0" meta:image-count="0" meta:object-count="0" meta:page-count="14" meta:paragraph-count="487" meta:word-count="5258" meta:character-count="29830"/>
  </office:meta>
</office:document-meta>
</file>